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090daa" officeooo:paragraph-rsid="01090daa" style:font-weight-asian="bold" style:font-weight-complex="bold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3d221" officeooo:paragraph-rsid="0123d221" style:font-weight-asian="bold" style:font-weight-complex="bold"/>
    </style:style>
    <style:style style:name="P1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58da2" officeooo:paragraph-rsid="01258da2" style:font-weight-asian="bold" style:font-weight-complex="bold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33ed0e" officeooo:paragraph-rsid="0133ed0e" style:font-weight-asian="bold" style:font-weight-complex="bold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66a11c" officeooo:paragraph-rsid="0166a11c" style:font-weight-asian="bold" style:font-weight-complex="bold"/>
    </style:style>
    <style:style style:name="P1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6d3e1e" officeooo:paragraph-rsid="016d3e1e" style:font-weight-asian="bold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87fb" officeooo:paragraph-rsid="00ede871" style:font-weight-asian="normal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7be12" style:font-weight-asian="normal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9733d" style:font-weight-asian="normal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27b2" officeooo:paragraph-rsid="00fa27b2" style:font-weight-asian="normal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fa9d" officeooo:paragraph-rsid="00fafa9d" style:font-weight-asian="normal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d2aef" officeooo:paragraph-rsid="00fd2aef" style:font-weight-asian="normal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2775" officeooo:paragraph-rsid="00fe2775" style:font-weight-asian="normal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8580" officeooo:paragraph-rsid="00fe8580" style:font-weight-asian="normal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080a0" officeooo:paragraph-rsid="010080a0" style:font-weight-asian="normal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2cfda" officeooo:paragraph-rsid="0102cfda" style:font-weight-asian="normal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0daa" style:font-weight-asian="normal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d1e9" style:font-weight-asian="normal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d238" officeooo:paragraph-rsid="0109d238" style:font-weight-asian="normal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d2434" officeooo:paragraph-rsid="010d2434" style:font-weight-asian="normal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ee5f0" officeooo:paragraph-rsid="010ee5f0" style:font-weight-asian="normal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fca3c" officeooo:paragraph-rsid="010fca3c" style:font-weight-asian="normal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224d9" officeooo:paragraph-rsid="011224d9" style:font-weight-asian="normal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335c7" officeooo:paragraph-rsid="011335c7" style:font-weight-asian="normal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4a4e7" officeooo:paragraph-rsid="0114a4e7" style:font-weight-asian="normal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81ce" officeooo:paragraph-rsid="011781ce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bcda" officeooo:paragraph-rsid="0117bcda" style:font-weight-asian="normal" style:font-weight-complex="normal"/>
    </style:style>
    <style:style style:name="P11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10d9" officeooo:paragraph-rsid="012510d9" style:font-weight-asian="normal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8da2" officeooo:paragraph-rsid="01258da2" style:font-weight-asian="normal" style:font-weight-complex="normal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846e2" officeooo:paragraph-rsid="012846e2" style:font-weight-asian="normal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a840f" officeooo:paragraph-rsid="012a840f" style:font-weight-asian="normal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c3885" officeooo:paragraph-rsid="012c3885" style:font-weight-asian="normal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e6417" officeooo:paragraph-rsid="012e6417" style:font-weight-asian="normal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3ed0e" officeooo:paragraph-rsid="0133ed0e" style:font-weight-asian="normal" style:font-weight-complex="normal"/>
    </style:style>
    <style:style style:name="P12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4068c" officeooo:paragraph-rsid="0134068c" style:font-weight-asian="normal" style:font-weight-complex="normal"/>
    </style:style>
    <style:style style:name="P12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6a1a" officeooo:paragraph-rsid="01366a1a" style:font-weight-asian="normal" style:font-weight-complex="normal"/>
    </style:style>
    <style:style style:name="P12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40085b" style:font-weight-asian="normal" style:font-weight-complex="normal"/>
    </style:style>
    <style:style style:name="P1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36b35c" style:font-weight-asian="normal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89aef" officeooo:paragraph-rsid="01389aef" style:font-weight-asian="normal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949ce" officeooo:paragraph-rsid="013949ce" style:font-weight-asian="normal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a7191" officeooo:paragraph-rsid="013a7191" style:font-weight-asian="normal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ba5b8" officeooo:paragraph-rsid="013ba5b8" style:font-weight-asian="normal" style:font-weight-complex="normal"/>
    </style:style>
    <style:style style:name="P1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c1d8d" officeooo:paragraph-rsid="013c1d8d" style:font-weight-asian="normal" style:font-weight-complex="normal"/>
    </style:style>
    <style:style style:name="P13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f9b03" officeooo:paragraph-rsid="013f9b03" style:font-weight-asian="normal" style:font-weight-complex="normal"/>
    </style:style>
    <style:style style:name="P13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306a6" officeooo:paragraph-rsid="014306a6" style:font-weight-asian="normal" style:font-weight-complex="normal"/>
    </style:style>
    <style:style style:name="P1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45182" officeooo:paragraph-rsid="01445182" style:font-weight-asian="normal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5f534" officeooo:paragraph-rsid="0145f534" style:font-weight-asian="normal" style:font-weight-complex="normal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8e61" officeooo:paragraph-rsid="01468e61" style:font-weight-asian="normal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eb8a" officeooo:paragraph-rsid="0146eb8a" style:font-weight-asian="normal" style:font-weight-complex="normal"/>
    </style:style>
    <style:style style:name="P1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b555e" officeooo:paragraph-rsid="014b555e" style:font-weight-asian="normal" style:font-weight-complex="normal"/>
    </style:style>
    <style:style style:name="P1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ddeb7" officeooo:paragraph-rsid="014ddeb7" style:font-weight-asian="normal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f1e68" officeooo:paragraph-rsid="014f1e68" style:font-weight-asian="normal" style:font-weight-complex="normal"/>
    </style:style>
    <style:style style:name="P1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0b4b7" officeooo:paragraph-rsid="0150b4b7" style:font-weight-asian="normal" style:font-weight-complex="normal"/>
    </style:style>
    <style:style style:name="P1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cfb3f" officeooo:paragraph-rsid="015cfb3f" style:font-weight-asian="normal" style:font-weight-complex="normal"/>
    </style:style>
    <style:style style:name="P1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eb824" officeooo:paragraph-rsid="015eb824" style:font-weight-asian="normal" style:font-weight-complex="normal"/>
    </style:style>
    <style:style style:name="P1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14293" officeooo:paragraph-rsid="01614293" style:font-weight-asian="normal" style:font-weight-complex="normal"/>
    </style:style>
    <style:style style:name="P14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66ae" officeooo:paragraph-rsid="016266ae" style:font-weight-asian="normal" style:font-weight-complex="normal"/>
    </style:style>
    <style:style style:name="P1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9cb9" officeooo:paragraph-rsid="01629cb9" style:font-weight-asian="normal" style:font-weight-complex="normal"/>
    </style:style>
    <style:style style:name="P1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1071" officeooo:paragraph-rsid="01661071" style:font-weight-asian="normal" style:font-weight-complex="normal"/>
    </style:style>
    <style:style style:name="P1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a11c" officeooo:paragraph-rsid="0166a11c" style:font-weight-asian="normal" style:font-weight-complex="normal"/>
    </style:style>
    <style:style style:name="P1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b5704" officeooo:paragraph-rsid="0166a11c" style:font-weight-asian="normal" style:font-weight-complex="normal"/>
    </style:style>
    <style:style style:name="P1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8b44" officeooo:paragraph-rsid="01718b44" style:font-weight-asian="normal" style:font-weight-complex="normal"/>
    </style:style>
    <style:style style:name="P1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89b0" officeooo:paragraph-rsid="017289b0" style:font-weight-asian="normal" style:font-weight-complex="normal"/>
    </style:style>
    <style:style style:name="P1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89b0" officeooo:paragraph-rsid="0179a697" style:font-weight-asian="normal" style:font-weight-complex="normal"/>
    </style:style>
    <style:style style:name="P1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ac3b" officeooo:paragraph-rsid="0172ac3b" style:font-weight-asian="normal" style:font-weight-complex="normal"/>
    </style:style>
    <style:style style:name="P1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5b82d" officeooo:paragraph-rsid="0175b82d" style:font-weight-asian="normal" style:font-weight-complex="normal"/>
    </style:style>
    <style:style style:name="P1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7c7ec" officeooo:paragraph-rsid="0177c7ec" style:font-weight-asian="normal" style:font-weight-complex="normal"/>
    </style:style>
    <style:style style:name="P1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9a697" officeooo:paragraph-rsid="0179a697" style:font-weight-asian="normal" style:font-weight-complex="normal"/>
    </style:style>
    <style:style style:name="P1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ada27" officeooo:paragraph-rsid="017ada27" style:font-weight-asian="normal" style:font-weight-complex="normal"/>
    </style:style>
    <style:style style:name="P16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16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16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1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1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1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1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1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16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28f37" officeooo:paragraph-rsid="01528f37" style:font-weight-asian="normal" style:font-weight-complex="normal"/>
    </style:style>
    <style:style style:name="P17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e397" officeooo:paragraph-rsid="0157e397" style:font-weight-asian="normal" style:font-weight-complex="normal"/>
    </style:style>
    <style:style style:name="P1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4b6f" officeooo:paragraph-rsid="015b4b6f" style:font-weight-asian="normal" style:font-weight-complex="normal"/>
    </style:style>
    <style:style style:name="P1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7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7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285c" officeooo:paragraph-rsid="015c285c" style:font-weight-asian="normal" style:font-weight-complex="normal"/>
    </style:style>
    <style:style style:name="P1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7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718b44" officeooo:paragraph-rsid="01718b44"/>
    </style:style>
    <style:style style:name="P18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18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16d3e1e" officeooo:paragraph-rsid="016d3e1e" style:font-weight-asian="normal" style:font-weight-complex="normal"/>
    </style:style>
    <style:style style:name="P18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18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1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18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1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18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18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1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19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1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19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19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9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19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19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19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19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19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20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20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20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20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20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20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20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20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d3e1e" officeooo:paragraph-rsid="016d3e1e" style:font-weight-asian="normal" style:font-weight-complex="normal"/>
    </style:style>
    <style:style style:name="P20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e1a8d" officeooo:paragraph-rsid="016e1a8d" style:font-weight-asian="normal" style:font-weight-complex="normal"/>
    </style:style>
    <style:style style:name="P20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f3792" officeooo:paragraph-rsid="0170ec04" style:font-weight-asian="normal" style:font-weight-complex="normal"/>
    </style:style>
    <style:style style:name="P2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2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2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13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214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21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16f3792" officeooo:paragraph-rsid="01712a45" style:font-weight-asian="bold" style:font-weight-complex="bold"/>
    </style:style>
    <style:style style:name="P2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2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218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4.5138in"/>
        </style:tab-stops>
      </style:paragraph-properties>
      <style:text-properties fo:font-weight="bold" officeooo:rsid="01718b44" officeooo:paragraph-rsid="01718b44" style:font-weight-asian="bold" style:font-weight-complex="bold"/>
    </style:style>
    <style:style style:name="P219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20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221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222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23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224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225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226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2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228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229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230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231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23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233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234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235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236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23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238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239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240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241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242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243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244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245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246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247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248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249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250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89cc8" officeooo:paragraph-rsid="01189cc8" style:font-weight-asian="normal" style:font-weight-complex="normal"/>
    </style:style>
    <style:style style:name="P251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a8bd6" officeooo:paragraph-rsid="011a8bd6" style:font-weight-asian="normal" style:font-weight-complex="normal"/>
    </style:style>
    <style:style style:name="P252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b31ab" officeooo:paragraph-rsid="011b31ab" style:font-weight-asian="normal" style:font-weight-complex="normal"/>
    </style:style>
    <style:style style:name="P253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ca303" officeooo:paragraph-rsid="011ca303" style:font-weight-asian="normal" style:font-weight-complex="normal"/>
    </style:style>
    <style:style style:name="P254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255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56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e6417" style:font-weight-asian="normal" style:font-weight-complex="normal"/>
    </style:style>
    <style:style style:name="P257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58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59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60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fa834" officeooo:paragraph-rsid="012fa834" style:font-weight-asian="normal" style:font-weight-complex="normal"/>
    </style:style>
    <style:style style:name="P261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0d01e" style:font-weight-asian="normal" style:font-weight-complex="normal"/>
    </style:style>
    <style:style style:name="P262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646d7" style:font-weight-asian="normal" style:font-weight-complex="normal"/>
    </style:style>
    <style:style style:name="P263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646d7" style:font-weight-asian="normal" style:font-weight-complex="normal"/>
    </style:style>
    <style:style style:name="P264" style:family="paragraph" style:parent-style-name="Standard" style:list-style-name="L1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2a45" officeooo:paragraph-rsid="01712a45" style:font-weight-asian="normal" style:font-weight-complex="normal"/>
    </style:style>
    <style:style style:name="P2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2a45" officeooo:paragraph-rsid="01712a45" style:font-weight-asian="normal" style:font-weight-complex="normal"/>
    </style:style>
    <style:style style:name="P2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8b44" officeooo:paragraph-rsid="01718b44" style:font-weight-asian="normal" style:font-weight-complex="normal"/>
    </style:style>
    <style:style style:name="P2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ada27" officeooo:paragraph-rsid="017ada27" style:font-weight-asian="normal" style:font-weight-complex="normal"/>
    </style:style>
    <style:style style:name="P268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269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270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271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72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2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75b82d" officeooo:paragraph-rsid="0179a697" style:font-weight-asian="bold" style:font-weight-complex="bold"/>
    </style:style>
    <style:style style:name="P274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P275" style:family="paragraph" style:parent-style-name="Standard" style:list-style-name="L1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27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7e82bb" officeooo:paragraph-rsid="017e82bb" style:font-weight-asian="normal" style:font-weight-complex="normal"/>
    </style:style>
    <style:style style:name="P277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7e82bb" officeooo:paragraph-rsid="017f46ce" style:font-weight-asian="normal" style:font-weight-complex="normal"/>
    </style:style>
    <style:style style:name="P278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7f46ce" officeooo:paragraph-rsid="017f46ce" style:font-weight-asian="normal" style:font-weight-complex="normal"/>
    </style:style>
    <style:style style:name="P279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0bdd7" officeooo:paragraph-rsid="0180bdd7" style:font-weight-asian="normal" style:font-weight-complex="normal"/>
    </style:style>
    <style:style style:name="P28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1c8cd" officeooo:paragraph-rsid="0181c8cd" style:font-weight-asian="normal" style:font-weight-complex="normal"/>
    </style:style>
    <style:style style:name="P281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6af36" officeooo:paragraph-rsid="0186af36" style:font-weight-asian="normal" style:font-weight-complex="normal"/>
    </style:style>
    <style:style style:name="P28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8c00b" officeooo:paragraph-rsid="0188c00b" style:font-weight-asian="normal" style:font-weight-complex="normal"/>
    </style:style>
    <style:style style:name="P28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93461" officeooo:paragraph-rsid="01893461" style:font-weight-asian="normal" style:font-weight-complex="normal"/>
    </style:style>
    <style:style style:name="P28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b0c4b" officeooo:paragraph-rsid="018c747d" style:font-weight-asian="normal" style:font-weight-complex="normal"/>
    </style:style>
    <style:style style:name="P28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b6c77" officeooo:paragraph-rsid="018b6c77" style:font-weight-asian="normal" style:font-weight-complex="normal"/>
    </style:style>
    <style:style style:name="P28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c747d" style:font-weight-asian="normal" style:font-weight-complex="normal"/>
    </style:style>
    <style:style style:name="P287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dcb26" style:font-weight-asian="normal" style:font-weight-complex="normal"/>
    </style:style>
    <style:style style:name="P288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fb63e" style:font-weight-asian="normal" style:font-weight-complex="normal"/>
    </style:style>
    <style:style style:name="P289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09860" officeooo:paragraph-rsid="01909860" style:font-weight-asian="normal" style:font-weight-complex="normal"/>
    </style:style>
    <style:style style:name="P29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249bf" officeooo:paragraph-rsid="019249bf" style:font-weight-asian="normal" style:font-weight-complex="normal"/>
    </style:style>
    <style:style style:name="P291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3958f" officeooo:paragraph-rsid="0193958f" style:font-weight-asian="normal" style:font-weight-complex="normal"/>
    </style:style>
    <style:style style:name="P29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54a7a" officeooo:paragraph-rsid="01954a7a" style:font-weight-asian="normal" style:font-weight-complex="normal"/>
    </style:style>
    <style:style style:name="P29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61458" officeooo:paragraph-rsid="01961458" style:font-weight-asian="normal" style:font-weight-complex="normal"/>
    </style:style>
    <style:style style:name="P29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6e36c" officeooo:paragraph-rsid="0196e36c" style:font-weight-asian="normal" style:font-weight-complex="normal"/>
    </style:style>
    <style:style style:name="P29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9ab99" officeooo:paragraph-rsid="0199ab99" style:font-weight-asian="normal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b835a" officeooo:paragraph-rsid="019b835a" style:font-weight-asian="normal" style:font-weight-complex="normal"/>
    </style:style>
    <style:style style:name="P297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7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bold" officeooo:rsid="0180bdd7" officeooo:paragraph-rsid="0180bdd7" style:font-weight-asian="bold" style:font-weight-complex="bold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fo:font-weight="bold" officeooo:rsid="0175b82d" style:font-weight-asian="bold" style:font-weight-complex="bold"/>
    </style:style>
    <style:style style:name="T9" style:family="text">
      <style:text-properties fo:font-weight="bold" officeooo:rsid="0196e36c" style:font-weight-asian="bold" style:font-weight-complex="bold"/>
    </style:style>
    <style:style style:name="T10" style:family="text">
      <style:text-properties officeooo:rsid="000ed7e2"/>
    </style:style>
    <style:style style:name="T11" style:family="text">
      <style:text-properties officeooo:rsid="00126a4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0597" style:font-weight-asian="normal" style:font-weight-complex="normal"/>
    </style:style>
    <style:style style:name="T14" style:family="text">
      <style:text-properties fo:font-weight="normal" officeooo:rsid="0069b978" style:font-weight-asian="normal" style:font-weight-complex="normal"/>
    </style:style>
    <style:style style:name="T15" style:family="text">
      <style:text-properties fo:font-weight="normal" officeooo:rsid="006c37eb" style:font-weight-asian="normal" style:font-weight-complex="normal"/>
    </style:style>
    <style:style style:name="T16" style:family="text">
      <style:text-properties fo:font-weight="normal" officeooo:rsid="006d8710" style:font-weight-asian="normal" style:font-weight-complex="normal"/>
    </style:style>
    <style:style style:name="T17" style:family="text">
      <style:text-properties fo:font-weight="normal" officeooo:rsid="006e1042" style:font-weight-asian="normal" style:font-weight-complex="normal"/>
    </style:style>
    <style:style style:name="T18" style:family="text">
      <style:text-properties fo:font-weight="normal" officeooo:rsid="006f0649" style:font-weight-asian="normal" style:font-weight-complex="normal"/>
    </style:style>
    <style:style style:name="T19" style:family="text">
      <style:text-properties fo:font-weight="normal" officeooo:rsid="0070fb25" style:font-weight-asian="normal" style:font-weight-complex="normal"/>
    </style:style>
    <style:style style:name="T20" style:family="text">
      <style:text-properties fo:font-weight="normal" officeooo:rsid="0072bb3b" style:font-weight-asian="normal" style:font-weight-complex="normal"/>
    </style:style>
    <style:style style:name="T21" style:family="text">
      <style:text-properties fo:font-weight="normal" officeooo:rsid="00f889ce" style:font-weight-asian="normal" style:font-weight-complex="normal"/>
    </style:style>
    <style:style style:name="T22" style:family="text">
      <style:text-properties fo:font-weight="normal" officeooo:rsid="00f9733d" style:font-weight-asian="normal" style:font-weight-complex="normal"/>
    </style:style>
    <style:style style:name="T23" style:family="text">
      <style:text-properties fo:font-weight="normal" officeooo:rsid="00fa27b2" style:font-weight-asian="normal" style:font-weight-complex="normal"/>
    </style:style>
    <style:style style:name="T24" style:family="text">
      <style:text-properties fo:font-weight="normal" officeooo:rsid="00fd2aef" style:font-weight-asian="normal" style:font-weight-complex="normal"/>
    </style:style>
    <style:style style:name="T25" style:family="text">
      <style:text-properties fo:font-weight="normal" officeooo:rsid="010386a0" style:font-weight-asian="normal" style:font-weight-complex="normal"/>
    </style:style>
    <style:style style:name="T26" style:family="text">
      <style:text-properties fo:font-weight="normal" officeooo:rsid="01054935" style:font-weight-asian="normal" style:font-weight-complex="normal"/>
    </style:style>
    <style:style style:name="T27" style:family="text">
      <style:text-properties fo:font-weight="normal" officeooo:rsid="01061e1d" style:font-weight-asian="normal" style:font-weight-complex="normal"/>
    </style:style>
    <style:style style:name="T28" style:family="text">
      <style:text-properties officeooo:rsid="001c3105"/>
    </style:style>
    <style:style style:name="T29" style:family="text">
      <style:text-properties officeooo:rsid="0025fa2d"/>
    </style:style>
    <style:style style:name="T30" style:family="text">
      <style:text-properties officeooo:rsid="002e1d9f"/>
    </style:style>
    <style:style style:name="T31" style:family="text">
      <style:text-properties officeooo:rsid="002fc8be"/>
    </style:style>
    <style:style style:name="T32" style:family="text">
      <style:text-properties officeooo:rsid="00346d4f"/>
    </style:style>
    <style:style style:name="T33" style:family="text">
      <style:text-properties officeooo:rsid="0036d569"/>
    </style:style>
    <style:style style:name="T34" style:family="text">
      <style:text-properties officeooo:rsid="003ac7e0"/>
    </style:style>
    <style:style style:name="T35" style:family="text">
      <style:text-properties officeooo:rsid="003fb510"/>
    </style:style>
    <style:style style:name="T36" style:family="text">
      <style:text-properties officeooo:rsid="0044d45d"/>
    </style:style>
    <style:style style:name="T37" style:family="text">
      <style:text-properties officeooo:rsid="004c0d3b"/>
    </style:style>
    <style:style style:name="T38" style:family="text">
      <style:text-properties officeooo:rsid="004dd764"/>
    </style:style>
    <style:style style:name="T39" style:family="text">
      <style:text-properties officeooo:rsid="004fa7d7"/>
    </style:style>
    <style:style style:name="T40" style:family="text">
      <style:text-properties officeooo:rsid="0058d5df"/>
    </style:style>
    <style:style style:name="T41" style:family="text">
      <style:text-properties officeooo:rsid="005db31a"/>
    </style:style>
    <style:style style:name="T42" style:family="text">
      <style:text-properties officeooo:rsid="005f1ec0"/>
    </style:style>
    <style:style style:name="T43" style:family="text">
      <style:text-properties officeooo:rsid="006276e0"/>
    </style:style>
    <style:style style:name="T44" style:family="text">
      <style:text-properties officeooo:rsid="0070fb25"/>
    </style:style>
    <style:style style:name="T45" style:family="text">
      <style:text-properties officeooo:rsid="0072bb3b"/>
    </style:style>
    <style:style style:name="T46" style:family="text">
      <style:text-properties officeooo:rsid="00775dd5"/>
    </style:style>
    <style:style style:name="T47" style:family="text">
      <style:text-properties officeooo:rsid="0078c9fe"/>
    </style:style>
    <style:style style:name="T48" style:family="text">
      <style:text-properties officeooo:rsid="007b1eed"/>
    </style:style>
    <style:style style:name="T49" style:family="text">
      <style:text-properties officeooo:rsid="007eb9e6"/>
    </style:style>
    <style:style style:name="T50" style:family="text">
      <style:text-properties officeooo:rsid="008318fa"/>
    </style:style>
    <style:style style:name="T51" style:family="text">
      <style:text-properties officeooo:rsid="0084e610"/>
    </style:style>
    <style:style style:name="T52" style:family="text">
      <style:text-properties officeooo:rsid="0086909e"/>
    </style:style>
    <style:style style:name="T53" style:family="text">
      <style:text-properties officeooo:rsid="008f9236"/>
    </style:style>
    <style:style style:name="T54" style:family="text">
      <style:text-properties officeooo:rsid="00921312"/>
    </style:style>
    <style:style style:name="T55" style:family="text">
      <style:text-properties officeooo:rsid="00959dba"/>
    </style:style>
    <style:style style:name="T56" style:family="text">
      <style:text-properties officeooo:rsid="009a556c"/>
    </style:style>
    <style:style style:name="T57" style:family="text">
      <style:text-properties officeooo:rsid="009de9b4"/>
    </style:style>
    <style:style style:name="T58" style:family="text">
      <style:text-properties officeooo:rsid="00a7e4fb"/>
    </style:style>
    <style:style style:name="T59" style:family="text">
      <style:text-properties officeooo:rsid="00aa5d9d"/>
    </style:style>
    <style:style style:name="T60" style:family="text">
      <style:text-properties officeooo:rsid="00b662a7"/>
    </style:style>
    <style:style style:name="T61" style:family="text">
      <style:text-properties officeooo:rsid="00b948fd"/>
    </style:style>
    <style:style style:name="T62" style:family="text">
      <style:text-properties officeooo:rsid="00bb85bf"/>
    </style:style>
    <style:style style:name="T63" style:family="text">
      <style:text-properties officeooo:rsid="00c1560f"/>
    </style:style>
    <style:style style:name="T64" style:family="text">
      <style:text-properties officeooo:rsid="00cb851e"/>
    </style:style>
    <style:style style:name="T65" style:family="text">
      <style:text-properties officeooo:rsid="00d18e4a"/>
    </style:style>
    <style:style style:name="T66" style:family="text">
      <style:text-properties officeooo:rsid="00d1d4a3"/>
    </style:style>
    <style:style style:name="T67" style:family="text">
      <style:text-properties officeooo:rsid="00d9c7ff"/>
    </style:style>
    <style:style style:name="T68" style:family="text">
      <style:text-properties officeooo:rsid="00db0ec9"/>
    </style:style>
    <style:style style:name="T69" style:family="text">
      <style:text-properties officeooo:rsid="00e2b8f5"/>
    </style:style>
    <style:style style:name="T70" style:family="text">
      <style:text-properties officeooo:rsid="00e321a9"/>
    </style:style>
    <style:style style:name="T71" style:family="text">
      <style:text-properties officeooo:rsid="00e33d94"/>
    </style:style>
    <style:style style:name="T72" style:family="text">
      <style:text-properties officeooo:rsid="00ed87fb"/>
    </style:style>
    <style:style style:name="T73" style:family="text">
      <style:text-properties officeooo:rsid="00f0d79f"/>
    </style:style>
    <style:style style:name="T74" style:family="text">
      <style:text-properties officeooo:rsid="00f29701"/>
    </style:style>
    <style:style style:name="T75" style:family="text">
      <style:text-properties officeooo:rsid="01090daa"/>
    </style:style>
    <style:style style:name="T76" style:family="text">
      <style:text-properties officeooo:rsid="0109d1e9"/>
    </style:style>
    <style:style style:name="T77" style:family="text">
      <style:text-properties officeooo:rsid="010b6cc2"/>
    </style:style>
    <style:style style:name="T78" style:family="text">
      <style:text-properties officeooo:rsid="010ee5f0"/>
    </style:style>
    <style:style style:name="T79" style:family="text">
      <style:text-properties officeooo:rsid="010fca3c"/>
    </style:style>
    <style:style style:name="T80" style:family="text">
      <style:text-properties officeooo:rsid="0117bcda"/>
    </style:style>
    <style:style style:name="T81" style:family="text">
      <style:text-properties officeooo:rsid="011ca303"/>
    </style:style>
    <style:style style:name="T82" style:family="text">
      <style:text-properties officeooo:rsid="011df235"/>
    </style:style>
    <style:style style:name="T83" style:family="text">
      <style:text-properties officeooo:rsid="012a287a"/>
    </style:style>
    <style:style style:name="T84" style:family="text">
      <style:text-properties officeooo:rsid="012def5d"/>
    </style:style>
    <style:style style:name="T85" style:family="text">
      <style:text-properties officeooo:rsid="012fa834"/>
    </style:style>
    <style:style style:name="T86" style:family="text">
      <style:text-properties officeooo:rsid="0135b7a8"/>
    </style:style>
    <style:style style:name="T87" style:family="text">
      <style:text-properties officeooo:rsid="0138bc3b"/>
    </style:style>
    <style:style style:name="T88" style:family="text">
      <style:text-properties officeooo:rsid="0140085b"/>
    </style:style>
    <style:style style:name="T89" style:family="text">
      <style:text-properties officeooo:rsid="01430544"/>
    </style:style>
    <style:style style:name="T90" style:family="text">
      <style:text-properties officeooo:rsid="0146eb8a"/>
    </style:style>
    <style:style style:name="T91" style:family="text">
      <style:text-properties officeooo:rsid="01489874"/>
    </style:style>
    <style:style style:name="T92" style:family="text">
      <style:text-properties officeooo:rsid="0149fd1e"/>
    </style:style>
    <style:style style:name="T93" style:family="text">
      <style:text-properties officeooo:rsid="014e8879"/>
    </style:style>
    <style:style style:name="T94" style:family="text">
      <style:text-properties officeooo:rsid="01599dae"/>
    </style:style>
    <style:style style:name="T95" style:family="text">
      <style:text-properties officeooo:rsid="015cfb3f"/>
    </style:style>
    <style:style style:name="T96" style:family="text">
      <style:text-properties officeooo:rsid="015eb824"/>
    </style:style>
    <style:style style:name="T97" style:family="text">
      <style:text-properties officeooo:rsid="01661071"/>
    </style:style>
    <style:style style:name="T98" style:family="text">
      <style:text-properties officeooo:rsid="016733dc"/>
    </style:style>
    <style:style style:name="T99" style:family="text">
      <style:text-properties officeooo:rsid="016b28a5"/>
    </style:style>
    <style:style style:name="T100" style:family="text">
      <style:text-properties officeooo:rsid="01700fea"/>
    </style:style>
    <style:style style:name="T101" style:family="text">
      <style:text-properties officeooo:rsid="01712a45"/>
    </style:style>
    <style:style style:name="T102" style:family="text">
      <style:text-properties officeooo:rsid="0171dbbf"/>
    </style:style>
    <style:style style:name="T103" style:family="text">
      <style:text-properties officeooo:rsid="017497d6"/>
    </style:style>
    <style:style style:name="T104" style:family="text">
      <style:text-properties officeooo:rsid="0175b82d"/>
    </style:style>
    <style:style style:name="T105" style:family="text">
      <style:text-properties officeooo:rsid="0179f11b"/>
    </style:style>
    <style:style style:name="T106" style:family="text">
      <style:text-properties officeooo:rsid="017b384d"/>
    </style:style>
    <style:style style:name="T107" style:family="text">
      <style:text-properties officeooo:rsid="017e82bb"/>
    </style:style>
    <style:style style:name="T108" style:family="text">
      <style:text-properties officeooo:rsid="017f7a4e"/>
    </style:style>
    <style:style style:name="T109" style:family="text">
      <style:text-properties officeooo:rsid="0180bdd7"/>
    </style:style>
    <style:style style:name="T110" style:family="text">
      <style:text-properties officeooo:rsid="01889777"/>
    </style:style>
    <style:style style:name="T111" style:family="text">
      <style:text-properties officeooo:rsid="01893461"/>
    </style:style>
    <style:style style:name="T112" style:family="text">
      <style:text-properties officeooo:rsid="018b6c77"/>
    </style:style>
    <style:style style:name="T113" style:family="text">
      <style:text-properties officeooo:rsid="018c747d"/>
    </style:style>
    <style:style style:name="T114" style:family="text">
      <style:text-properties officeooo:rsid="018dcb26"/>
    </style:style>
    <style:style style:name="T115" style:family="text">
      <style:text-properties officeooo:rsid="018fb63e"/>
    </style:style>
    <style:style style:name="T116" style:family="text">
      <style:text-properties officeooo:rsid="0190d438"/>
    </style:style>
    <style:style style:name="T117" style:family="text">
      <style:text-properties officeooo:rsid="019249bf"/>
    </style:style>
    <style:style style:name="T118" style:family="text">
      <style:text-properties style:text-position="super 58%"/>
    </style:style>
    <style:style style:name="T119" style:family="text">
      <style:text-properties officeooo:rsid="0193958f"/>
    </style:style>
    <style:style style:name="T120" style:family="text">
      <style:text-properties officeooo:rsid="01954a7a"/>
    </style:style>
    <style:style style:name="T121" style:family="text">
      <style:text-properties officeooo:rsid="01961458"/>
    </style:style>
    <style:style style:name="T122" style:family="text">
      <style:text-properties officeooo:rsid="0196e36c"/>
    </style:style>
    <style:style style:name="T123" style:family="text">
      <style:text-properties officeooo:rsid="019cc0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19">Экзамен в конце третьего семестра.</text:p>
      <text:p text:style-name="P19">В конце второго семестра зачет</text:p>
      <text:p text:style-name="P19"/>
      <text:p text:style-name="P19">3 — 4 домашних работы, по каждой работе отчет <text:span text:style-name="T1">+ контрольные вопросы, требующие письменные ответы</text:span></text:p>
      <text:p text:style-name="P19"/>
      <text:p text:style-name="P20">Работа над контрольными вопросами преследует практическую цель получить автомат на экзамене.</text:p>
      <text:p text:style-name="P20"/>
      <text:p text:style-name="P21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22"/>
      <text:p text:style-name="P22">Каждый получит тему курсовой работы. Вначале б<text:span text:style-name="T10">у</text:span>дет нео<text:span text:style-name="T10">б</text:span>ходимо разработать литерат, а в следующем семестре пояснительную записку</text:p>
      <text:p text:style-name="P22"/>
      <text:p text:style-name="P23">В реферате нужно кратко изложить суть <text:span text:style-name="T11">двух трех вопросов, которые не касаются темы курсовой работы</text:span>. <text:span text:style-name="T11">Первый абзац: реферат посвященн теме со ссылкой на первоисточник.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3"/>
      <text:p text:style-name="P3">Лекция 1</text:p>
      <text:p text:style-name="P24"><text:s/></text:p>
      <text:p text:style-name="P25">Темы семестра:</text:p>
      <text:list xml:id="list5606729721097966619" text:style-name="L1">
        <text:list-item>
          <text:p text:style-name="P219">Этимологический анализ архитектуры АСОИУ</text:p>
        </text:list-item>
        <text:list-item>
          <text:p text:style-name="P268"><text:span text:style-name="T12">Примеры архитектур автоматизированных систем обработки информации и управления (ГАС «Контур», </text:span><text:span text:style-name="T13">ГАС «Выборы», ГАС «ГРМ»)</text:span></text:p>
        </text:list-item>
        <text:list-item>
          <text:p text:style-name="P269"><text:span text:style-name="T13">Т</text:span><text:span text:style-name="T12">енденции автоматизации</text:span></text:p>
        </text:list-item>
        <text:list-item>
          <text:p text:style-name="P220">Базовая функционально — структурная модель архитектуры АСОИУ</text:p>
        </text:list-item>
        <text:list-item>
          <text:p text:style-name="P221">Базовая модель поведения пользователя в архитектуре АСОИУ</text:p>
        </text:list-item>
      </text:list>
      <text:p text:style-name="P21"/>
      <text:p text:style-name="P21"/>
      <text:p text:style-name="P21"/>
      <text:p text:style-name="P21"/>
      <text:p text:style-name="P2">Архитектура автоматизированных систем обработки информации и управления</text:p>
      <text:p text:style-name="P2"/>
      <text:p text:style-name="P27">Существуют эзотерические и экзотерические знания.</text:p>
      <text:p text:style-name="P27">Эзотерические — доступные посвященным, избранным, профессионалам.</text:p>
      <text:p text:style-name="P27">Экзотерические знания — общедоступные знания.</text:p>
      <text:p text:style-name="P27"/>
      <text:p text:style-name="P27">Система — главный термин этого термина — <text:span text:style-name="T28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8">составных элементов, обеспечивающих целому системное свойство, которым не обладает ни один из элементов по отдельности.</text:span></text:p>
      <text:p text:style-name="P27"/>
      <text:p text:style-name="P28">Действительность — все то, что доступно разуму человека и воздействует или может воздействовать на его органы чувств.</text:p>
      <text:p text:style-name="P28"/>
      <text:p text:style-name="P29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29"/>
      <text:p text:style-name="P30">Цель — это будущий результат </text:p>
      <text:p text:style-name="P30"/>
      <text:p text:style-name="P31">Элемент — составная част<text:span text:style-name="T29">ь </text:span>системы, которая <text:span text:style-name="T29">подразумевается</text:span> или рассматривается как единое целое</text:p>
      <text:p text:style-name="P31"/>
      <text:p text:style-name="P32">Свойство — индикатор или признак отличающий одно от другого.</text:p>
      <text:p text:style-name="P32"/>
      <text:p text:style-name="P32"/>
      <text:p text:style-name="P33">Из данного определения вытекают следующие свойства:</text:p>
      <text:list xml:id="list975221448983779434" text:style-name="L2">
        <text:list-item>
          <text:p text:style-name="P222">Любая система персонифицирована (имеет автора в лице конкретного человека либо коллектива)</text:p>
        </text:list-item>
        <text:list-item>
          <text:p text:style-name="P222">Система целесообразна (перед любой системой стоит цель или множество целей)</text:p>
        </text:list-item>
        <text:list-item>
          <text:p text:style-name="P222">Любая система имеет четкие границы</text:p>
        </text:list-item>
        <text:list-item>
          <text:p text:style-name="P223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224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225">Система является составной частью действительности из которой она выделена <text:span text:style-name="T30">(составные части системы, как физические тела взаимодействуют)</text:span></text:p>
        </text:list-item>
        <text:list-item>
          <text:p text:style-name="P226">Часть действительности, которая воздействует на систему называется окружающей средой</text:p>
        </text:list-item>
        <text:list-item>
          <text:p text:style-name="P226">В свою очередь система воздействует на окружающую среду</text:p>
        </text:list-item>
        <text:list-item>
          <text:p text:style-name="P226">Интенсивность воздействия окружающей среды на систему обратно пропорционально <text:s/>расстоянию</text:p>
        </text:list-item>
      </text:list>
      <text:p text:style-name="P34"/>
      <text:p text:style-name="P160">рисунок 1</text:p>
      <text:p text:style-name="P34"/>
      <text:p text:style-name="P35">Распространенным является понятие объект</text:p>
      <text:p text:style-name="P35">Объект — система, которая контекстно (т. е. При рассмотрении того или иного объекта) считается неделимым целым.</text:p>
      <text:p text:style-name="P35">Имеет место два случая: когда детализация объекта неважна, или когда внутреннее устройство системы нам не известна.</text:p>
      <text:p text:style-name="P35"/>
      <text:p text:style-name="P36">Объект, внутреннее устройство которого не известно, называется черным ящиком </text:p>
      <text:p text:style-name="P161">рисунок 2</text:p>
      <text:p text:style-name="P36"/>
      <text:p text:style-name="P36">Представление черного ящика является моделью окружающей действительности.</text:p>
      <text:p text:style-name="P36"/>
      <text:p text:style-name="P36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31">(вербальных, формальных, физических и их возможных комбинаций)</text:span>.</text:p>
      <text:p text:style-name="P36"/>
      <text:p text:style-name="P36"/>
      <text:p text:style-name="P4"><text:soft-page-break/>Лекция 2</text:p>
      <text:p text:style-name="P180">Вербальные выразительные свойства — язык двух модальностей: речь и текст. </text:p>
      <text:p text:style-name="P182">Значительно многообразнее формальные выразительные средства. К ним относятся схемы, графики, картины, <text:span text:style-name="T32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183">Физические выразительные средства — упрощенные и уменьшенные копии реальных объектов, <text:span text:style-name="T33">соответствующие критериям подобия, которое гарантирует идентичность процессов в уменьшенной копии и реальном объекте. </text:span></text:p>
      <text:p text:style-name="P183"/>
      <text:p text:style-name="P183"/>
      <text:p text:style-name="P184">Критерий подобия — критерий Рейндолье.</text:p>
      <text:p text:style-name="P184"/>
      <text:p text:style-name="P185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4">физические (также известны как моторные) модели, видео модели, аудио модели, мультимедийные модели.</text:span></text:p>
      <text:p text:style-name="P185"/>
      <text:p text:style-name="P186"><text:span text:style-name="T3">Моделирование</text:span> — разработка и применение моделей для изучени<text:span text:style-name="T35">я и</text:span> понимания окружающей <text:span text:style-name="T35">действительности.</text:span></text:p>
      <text:p text:style-name="P186"/>
      <text:p text:style-name="P187"><text:span text:style-name="T3">Реальная действительность</text:span> — все то, что действует на органы чувств человека.</text:p>
      <text:p text:style-name="P188"><text:span text:style-name="T3">Виртуальная действительность</text:span> — все то, что искусственно создано и дополняет окружение человека.</text:p>
      <text:p text:style-name="P188"/>
      <text:p text:style-name="P198">Системы бывают разные</text:p>
      <text:p text:style-name="P188"><text:span text:style-name="T36">по способности к целеполаганию: </text:span><text:span text:style-name="T6">целенаправленные системы</text:span><text:span text:style-name="T36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6"> (система, способная достигать сформулированных самостоятельно целей), </text:span><text:span text:style-name="T6">человеко — машинные системы</text:span><text:span text:style-name="T36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6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188"/>
      <text:p text:style-name="P189">Помимо всего система может быть автоматизированна.</text:p>
      <text:p text:style-name="P189"><text:span text:style-name="T3">Автоматизация</text:span> — это разработка средств вычислительной техники <text:span text:style-name="T37">и внедрение его в трудовую деятельность человека для усиления его интеллекта.</text:span></text:p>
      <text:p text:style-name="P190"><text:span text:style-name="T3">Интеллект</text:span> — <text:span text:style-name="T38">величина, характеризующая количественную способность разума.</text:span></text:p>
      <text:p text:style-name="P190"/>
      <text:p text:style-name="P191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191"><text:span text:style-name="T5">Механизация</text:span><text:span text:style-name="T39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191"/>
      <text:p text:style-name="P192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217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193"/>
      <text:p text:style-name="P194"><text:span text:style-name="T3">Структурная схема</text:span> — упорядоченное множество <text:span text:style-name="T40">конструктивный</text:span> элементов и физических связей между ними.</text:p>
      <text:p text:style-name="P195"><text:span text:style-name="T3">Функциональные схемы</text:span> — упорядоченные множества реализуемых в системе функций и их логических связей.</text:p>
      <text:p text:style-name="P195"/>
      <text:p text:style-name="P196">Структурные и функциональные связи представляются в виде прямоугольников, соедин<text:span text:style-name="T43">енн</text:span>ых горизонтальными или вертикальными тонкими линиями, стрелками <text:span text:style-name="T41">(</text:span>однонаправленными или двунаправленными). <text:span text:style-name="T42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196"/>
      <text:p text:style-name="P197"><text:span text:style-name="T3">Управление</text:span> — перевод объекта их текущего состояния в требуемое.</text:p>
      <text:p text:style-name="P197"/>
      <text:p text:style-name="P210">Система управления<text:span text:style-name="T12"> — замкнутая система, состоящая из объекта управления и кон</text:span><text:span text:style-name="T14">тур</text:span><text:span text:style-name="T12">а обратной связи.</text:span></text:p>
      <text:p text:style-name="P199"><text:s/></text:p>
      <text:p text:style-name="P200"/>
      <text:p text:style-name="P200"/>
      <text:p text:style-name="P210"/>
      <text:p text:style-name="P216"><text:span text:style-name="T14">р</text:span><text:span text:style-name="T12">исунок 3</text:span></text:p>
      <text:p text:style-name="P200"/>
      <text:p text:style-name="P200"/>
      <text:p text:style-name="P200"/>
      <text:p text:style-name="P200"/>
      <text:p text:style-name="P210"/>
      <text:p text:style-name="P200"/>
      <text:p text:style-name="P200"/>
      <text:p text:style-name="P201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201">Если при управлении входной вектор меняется в обоих направлениях — тот этот контур отрицательный.</text:p>
      <text:p text:style-name="P201"/>
      <text:p text:style-name="P211"><text:span text:style-name="T12">Контур обратной связи мо</text:span><text:span text:style-name="T16">ж</text:span><text:span text:style-name="T12">ет быть реализован по-разному, </text:span><text:span text:style-name="T15">важен способ реализации контура обратной связи:</text:span></text:p>
      <text:list xml:id="list2951136028254532181" text:style-name="L3">
        <text:list-item>
          <text:p text:style-name="P270"><text:span text:style-name="T12">С</text:span><text:span text:style-name="T15"> </text:span><text:span text:style-name="T12">помощью автоматов — система автоматического управления (</text:span><text:span text:style-name="T44">САУ</text:span><text:span text:style-name="T12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270"><text:span text:style-name="T12">С помощью человека или коллектива людей — </text:span><text:span text:style-name="T17">включая и те случаи, когда человек или коллектив использует измерительну</text:span><text:span text:style-name="T18">ю</text:span><text:span text:style-name="T17"> аппаратуру, вычислительные устройства, </text:span><text:span text:style-name="T18">но управляющ</text:span><text:span text:style-name="T19">ее решение человек или коллектив принимает самостоятельно. В этом случае мы имеем дело с ручной системой управления (</text:span><text:span text:style-name="T45">РСУ</text:span><text:span text:style-name="T19">)</text:span></text:p>
        </text:list-item>
        <text:list-item>
          <text:p text:style-name="P271"><text:span text:style-name="T12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2">)</text:span></text:p>
        </text:list-item>
      </text:list>
      <text:p text:style-name="P202"/>
      <text:p text:style-name="P212"><text:soft-page-break/><text:span text:style-name="T12">Системы автоматического управления используются в тех случаях, когда объект управления хорошо структурирован</text:span><text:span text:style-name="T20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203"/>
      <text:p text:style-name="P203"/>
      <text:p text:style-name="P203"/>
      <text:p text:style-name="P203"/>
      <text:p text:style-name="P213"><text:span text:style-name="T20">М</text:span><text:span text:style-name="T12">ожет ли быть система управления разомкнутой</text:span></text:p>
      <text:p text:style-name="P204"/>
      <text:p text:style-name="P204"/>
      <text:p text:style-name="P214">Лекция 4</text:p>
      <text:p text:style-name="P205">Социально-технологические объекты — большинство промышленных предприятий.</text:p>
      <text:p text:style-name="P205">Социально-организационные объекты — мин<text:span text:style-name="T51">и</text:span>стерства, ведомства, и другие организации.</text:p>
      <text:p text:style-name="P206">Рис 4</text:p>
      <text:p text:style-name="P206"/>
      <text:p text:style-name="P205">Обладают рядом особенностей:</text:p>
      <text:list xml:id="list5501057310002715620" text:style-name="L4">
        <text:list-item>
          <text:p text:style-name="P227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6">решая одни и те же задачи для разных исходных данных)</text:span></text:p>
        </text:list-item>
        <text:list-item>
          <text:p text:style-name="P228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7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229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8">в том числе и мультимедийной, в реальном режиме времени.</text:span></text:p>
        </text:list-item>
        <text:list-item>
          <text:p text:style-name="P230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231">Возникает <text:span text:style-name="T49">аддитивная</text:span> необходимость создавать и поддерживать с последующим совершенствованием <text:span text:style-name="T49">привлекательный</text:span> имидж объекта <text:span text:style-name="T49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232">Способность удовлетворять информационные потребности населения в широком смысле этого слова, <text:span text:style-name="T50">исключая непосредственный контакт с чиновниками.</text:span></text:p>
        </text:list-item>
      </text:list>
      <text:p text:style-name="P37">Перечисленные особенности характерны системам двух выделенных видов.</text:p>
      <text:p text:style-name="P37"/>
      <text:p text:style-name="P37"/>
      <text:p text:style-name="P38"><text:span text:style-name="T3">Классы пользователей </text:span>автоматизированных систем </text:p>
      <text:list xml:id="list8764609221493697478" text:style-name="L5">
        <text:list-item>
          <text:p text:style-name="P233"><text:span text:style-name="T3">Лица принимающие решения (ЛПР)</text:span> — первое лицо в организации или на предприятии, директор, генеральный д<text:span text:style-name="T52">ирр</text:span>ектор</text:p>
        </text:list-item>
        <text:list-item>
          <text:p text:style-name="P233"><text:span text:style-name="T3">Лица готовящие решение (ЛГР)</text:span> — аппарат первого лица</text:p>
        </text:list-item>
        <text:list-item>
          <text:p text:style-name="P234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235"><text:span text:style-name="T3">Лица реализующие сценарий (ЛРС)</text:span> </text:p>
        </text:list-item>
        <text:list-item>
          <text:p text:style-name="P235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236"><text:span text:style-name="T3">Лица исполняющие решение (ЛИР)</text:span> — принятое решение необходимо реализовать</text:p>
        </text:list-item>
        <text:list-item>
          <text:p text:style-name="P272"><text:soft-page-break/>Лица готовящие информацию (ЛГИ)</text:p>
        </text:list-item>
        <text:list-item>
          <text:p text:style-name="P237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237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39">Перечисленные классы — это пользователи, для которых АСОИУ является орудием труда, в том смысле, что они <text:span text:style-name="T54">используют</text:span> эту систему для получения информации, необходимой для осуществления действий в своей профессиональной <text:span text:style-name="T54">деятельности.</text:span> </text:p>
      <text:p text:style-name="P39"/>
      <text:p text:style-name="P39">АИС <text:s/>(Автоматизированная исполнительная система) нуждается в обслуживании</text:p>
      <text:p text:style-name="P39"/>
      <text:p text:style-name="P40">Других классов пользователей по большому счету не существует, все пользователи вписываются в <text:s/>существующие.</text:p>
      <text:p text:style-name="P40"/>
      <text:p text:style-name="P40"/>
      <text:p text:style-name="P40"/>
      <text:p text:style-name="P41">Понятие автоматизированная система обработки информации и управления — <text:span text:style-name="T53">это система управления,в контур обратной связи которой включена автоматизированная информационная система.</text:span></text:p>
      <text:p text:style-name="P41"/>
      <text:p text:style-name="P42">Рис 5 <text:span text:style-name="T55">(Графическая модель АСОИУ)</text:span></text:p>
      <text:p text:style-name="P42"/>
      <text:p text:style-name="P42"/>
      <text:p text:style-name="P44">Определение слова «Архитектура»</text:p>
      <text:p text:style-name="P43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6">Для древних греков, архитектура — конечный результат творчества. Исходя из этих соображений:</text:span></text:p>
      <text:p text:style-name="P43"/>
      <text:p text:style-name="P45"><text:span text:style-name="T3">Архитектура</text:span> — результат творческого процесса, характеризующийся полезностью и эстетичностью.</text:p>
      <text:p text:style-name="P45"/>
      <text:p text:style-name="P46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46"/>
      <text:p text:style-name="P47"><text:span text:style-name="T3">Архитектура объект</text:span><text:span text:style-name="T7">а</text:span> — <text:span text:style-name="T57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42"/>
      <text:p text:style-name="P49">Определение понятия Архитектура АСОИУ</text:p>
      <text:p text:style-name="P48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48"/>
      <text:p text:style-name="P50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50"/>
      <text:p text:style-name="P50"/>
      <text:p text:style-name="P50"/>
      <text:p text:style-name="P5"><text:soft-page-break/>Лекция 5</text:p>
      <text:p text:style-name="P51"/>
      <text:p text:style-name="P51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8">Среда жизнедеятельности пользователей. Среда жизнедеятельности людей.</text:span></text:p>
      <text:p text:style-name="P51"/>
      <text:p text:style-name="P51"/>
      <text:p text:style-name="P52">Сетевое общество это определение учитывает <text:span text:style-name="T59">чувственный</text:span> аспект, учитывает то, что пользователь не сторонний наблюдатель, а его <text:span text:style-name="T59">непосредственная</text:span> главная составляющая часть.</text:p>
      <text:p text:style-name="P55"/>
      <text:p text:style-name="P52"/>
      <text:p text:style-name="P53">Понятность — достижение конкретного смысла при минимуме знаний</text:p>
      <text:p text:style-name="P53"/>
      <text:p text:style-name="P53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53"/>
      <text:p text:style-name="P54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54"/>
      <text:p text:style-name="P54"/>
      <text:p text:style-name="P56">Любая автоматизированная система должна создаваться не для человека, а с человеком</text:p>
      <text:p text:style-name="P56"/>
      <text:p text:style-name="P57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57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57">Технологическая составляющая — часть системы, которая определяется многими факторами: историческими, культурными и прочими.</text:p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62"><text:soft-page-break/>Примеры АСОИУ</text:p>
      <text:list xml:id="list2538449137191172874" text:style-name="L6">
        <text:list-item>
          <text:p text:style-name="P238">ГАС «Контур»</text:p>
        </text:list-item>
        <text:list-item>
          <text:p text:style-name="P238">ГАС «Выборы»</text:p>
        </text:list-item>
        <text:list-item>
          <text:p text:style-name="P238">ГАС «ГРН»</text:p>
        </text:list-item>
      </text:list>
      <text:p text:style-name="P59"/>
      <text:p text:style-name="P59"/>
      <text:p text:style-name="P6">Контур</text:p>
      <text:p text:style-name="P60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60"/>
      <text:p text:style-name="P61">Предпосылки:</text:p>
      <text:list xml:id="list7647498212491559015" text:style-name="L7">
        <text:list-item>
          <text:p text:style-name="P239">состояние холодной войны</text:p>
        </text:list-item>
        <text:list-item>
          <text:p text:style-name="P239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61"/>
      <text:p text:style-name="P62">Смысл любой системы состоит в ответе на вопрос, почему стало необходимым создать оперделенную систему.</text:p>
      <text:p text:style-name="P62"/>
      <text:p text:style-name="P62">Любая система создается для кого-то. «Контур» создвался для высших чинов управления страной в два возможных периода.</text:p>
      <text:p text:style-name="P62"/>
      <text:p text:style-name="P62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62"/>
      <text:p text:style-name="P62">Мы выделели два класса пользователей: ЛПР и ЛГР. </text:p>
      <text:p text:style-name="P62"/>
      <text:p text:style-name="P63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63"/>
      <text:p text:style-name="P7">Цели создания:</text:p>
      <text:list xml:id="list5391940033366530721" text:style-name="L8">
        <text:list-item>
          <text:p text:style-name="P240">Обеспечение живучести (способность системы выполнять свои функции при выходе из строя отдельных ее звеньев <text:span text:style-name="T60">в силу разрушительного действия внешней или окружающей среды</text:span>) системы</text:p>
        </text:list-item>
        <text:list-item>
          <text:p text:style-name="P241">Оборудовать пользователей системы автоматизированными рабочими местами <text:span text:style-name="T61">и обеспечить их взаимодействие в реальном масштабе времени</text:span></text:p>
        </text:list-item>
        <text:list-item>
          <text:p text:style-name="P242">Сформировать централизованную базу данных, <text:span text:style-name="T62">характеризующих текущее состояние народного хозяйства </text:span></text:p>
        </text:list-item>
      </text:list>
      <text:p text:style-name="P64"/>
      <text:p text:style-name="P8">Цели функционирования:</text:p>
      <text:list xml:id="list824387833520073094" text:style-name="L9">
        <text:list-item>
          <text:p text:style-name="P243">Введение централизованной базы данных (накопление, хранение, обновление, поиск)</text:p>
        </text:list-item>
        <text:list-item>
          <text:p text:style-name="P244">Информационное обслуживание пользователей системы в реальном масштабе времени</text:p>
        </text:list-item>
        <text:list-item>
          <text:p text:style-name="P245">Оперативный контроль и управление народным хозяйством</text:p>
        </text:list-item>
      </text:list>
      <text:p text:style-name="P65"/>
      <text:p text:style-name="P65"/>
      <text:p text:style-name="P65"/>
      <text:p text:style-name="P65"/>
      <text:p text:style-name="P9">Лекция 6</text:p>
      <text:p text:style-name="P65"/>
      <text:p text:style-name="P66">Т — табло отображения информации коллективного пользования.</text:p>
      <text:p text:style-name="P66"><text:soft-page-break/>Ахр — автоматизированное хранилище</text:p>
      <text:p text:style-name="P66">КС — каналы связи</text:p>
      <text:p text:style-name="P66">К — камутатор</text:p>
      <text:p text:style-name="P66">АЕРМЛПР — автоматизированное рабочее место лица, принимающего решение</text:p>
      <text:p text:style-name="P66">АРМЛГР — автоматизированные рабочие места лиц, готовящих решение</text:p>
      <text:p text:style-name="P66">УО — управляющий <text:span text:style-name="T63">орган</text:span> (объект)</text:p>
      <text:p text:style-name="P67">АРМЛИР — автоматизированное рабочее место лица, исполняющего решение</text:p>
      <text:p text:style-name="P68">АРМЛГИ — автоматизированное рабочее место лица, готовящего информацию</text:p>
      <text:p text:style-name="P69">СЖО — система жизнеобеспечения</text:p>
      <text:p text:style-name="P70">АСТ — административно-служебный персонал</text:p>
      <text:p text:style-name="P70"/>
      <text:p text:style-name="P83">ОУ — объекты управления — промышленные предприятия, местные органы власти, категорированные (закрытые) города</text:p>
      <text:p text:style-name="P71">Хв — входной вектор верхнего звена</text:p>
      <text:p text:style-name="P71">Хн — нижнего звена</text:p>
      <text:p text:style-name="P71">тонкая двунаправленная стрелка — электрическая связь</text:p>
      <text:p text:style-name="P71">двойная стрелочка — транспортная связь</text:p>
      <text:p text:style-name="P71"/>
      <text:p text:style-name="P72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72"/>
      <text:p text:style-name="P72"/>
      <text:p text:style-name="P73"><text:span text:style-name="T64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4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84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74">Оперативное управление функционированием системы осуществлялось с контрольно-командного пункта (ККП) <text:span text:style-name="T66">оперативно-диспетчерским</text:span> персоналом на основе информации отображаемом на табло коллективного пользования (Т) <text:span text:style-name="T65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75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75"/>
      <text:p text:style-name="P76"><text:soft-page-break/>Звенья системы размещались в специальных сооружениях, обеспечивающих живучесть системы. </text:p>
      <text:p text:style-name="P76"/>
      <text:p text:style-name="P76"/>
      <text:p text:style-name="P77"/>
      <text:p text:style-name="P79">Звено — это конструктивная и/или функциональная завершенная часть системы.</text:p>
      <text:p text:style-name="P80"><text:span text:style-name="T67">Нижние з</text:span>венья системы — объекты управления. Количество звеньев в серднем 350.</text:p>
      <text:p text:style-name="P81">Верхнее звено системы — управляющий орган. Одно звено.</text:p>
      <text:p text:style-name="P81">Центральное звено — главный вычислительный центр. Предполагалось 3 (фактически было исполнено 2)</text:p>
      <text:p text:style-name="P81">Система связи — в отличие от предыдущих звеньев, не сосредоточена (распределено в пространстве) </text:p>
      <text:p text:style-name="P81"/>
      <text:p text:style-name="P78">Информационные потоки системы.</text:p>
      <text:p text:style-name="P79">Х<text:span text:style-name="T68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82">Интенсивность — в среднем 10 сообщений в (то ли секунду, то ли сутки)</text:p>
      <text:p text:style-name="P82"/>
      <text:p text:style-name="P82">Хв — входной вектор <text:span text:style-name="T69">верхнего звена</text:span>— указания, запросы <text:span text:style-name="T70">на поиск информации в базе данных системы</text:span>, задания на решение задач. <text:span text:style-name="T71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82"/>
      <text:p text:style-name="P82"/>
      <text:p text:style-name="P85">Yн — выходной вектор на нижних звеньях — указание <text:span text:style-name="T72">поступающее с верхнего звена, управляющего органа</text:span>, квитанции, технологические распоряжения ТРП и ТРН. <text:span text:style-name="T72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91">ТРН — технологическое сообщение о неприеме. Это внештатная ситуация. К проблеме подключаются специальные спеуиалисты, чтобы понять, что произошло</text:p>
      <text:p text:style-name="P85"/>
      <text:p text:style-name="P85"/>
      <text:p text:style-name="P86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82"/>
      <text:p text:style-name="P42"/>
      <text:p text:style-name="P86">Xотп — директива</text:p>
      <text:p text:style-name="P86">Yотп — справка, выдоваемая <text:span text:style-name="T74">на рабочее место</text:span>, выводимая на табло</text:p>
      <text:p text:style-name="P86"/>
      <text:p text:style-name="P87">Директива — управляющее воздействие, передписывающее персоналу осуществить переход из текущего состояния в требуемое. <text:span text:style-name="T73">Объем директивы — 100 байт. Усредненная </text:span><text:soft-page-break/><text:span text:style-name="T73">интенсивность — 50 директив в смену. Такая же интенсивность и в отношении справок. Размер справки — 2800 байт</text:span></text:p>
      <text:p text:style-name="P87"/>
      <text:p text:style-name="P87"/>
      <text:p text:style-name="P87"/>
      <text:p text:style-name="P10">Задачи, решаемые системой</text:p>
      <text:p text:style-name="P88">Система предназначена для решения двух типов задач: пользовательских (функциональных) <text:s/>и технологических</text:p>
      <text:p text:style-name="P88">Функциональные задачи — результаты которых предназначены для удовлетворения <text:span text:style-name="T75">информационной</text:span> потребности пользователей верхнего хвена системы.</text:p>
      <text:p text:style-name="P88"/>
      <text:p text:style-name="P89">Технологические задачи — задачи, результаты, которых предназначены для <text:span text:style-name="T75">удовлетворения</text:span> <text:span text:style-name="T75">информационной</text:span> потребности оперативно-диспетчерского персонала.</text:p>
      <text:p text:style-name="P89"/>
      <text:p text:style-name="P90">Функциональные задачи</text:p>
      <text:list xml:id="list191621291175558221" text:style-name="L10">
        <text:list-item>
          <text:p text:style-name="P246">Контроль состояния объектов управления — задача, решаемая с помощью переодических донесений</text:p>
        </text:list-item>
        <text:list-item>
          <text:p text:style-name="P246">Управление объектами нижних ззвеньев — задача, решаемая, с помощью указания</text:p>
        </text:list-item>
        <text:list-item>
          <text:p text:style-name="P246">Контроль исполнения принятых решений — с помощью донесений <text:s/>переодических и сводных в ответных указаниях</text:p>
        </text:list-item>
        <text:list-item>
          <text:p text:style-name="P246">Оперативное информирование об черезвычайных ситуациях — ДНЗ</text:p>
        </text:list-item>
        <text:list-item>
          <text:p text:style-name="P246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p>
        </text:list-item>
      </text:list>
      <text:p text:style-name="P90"/>
      <text:p text:style-name="P92">Технологические задачи </text:p>
      <text:list xml:id="list1150803636352403716" text:style-name="L11">
        <text:list-item>
          <text:p text:style-name="P247">Контроль функционирования системы — решалась с помощью СПП</text:p>
        </text:list-item>
        <text:list-item>
          <text:p text:style-name="P247">Управление функционированием системы — ДИР</text:p>
        </text:list-item>
        <text:list-item>
          <text:p text:style-name="P274"><text:span text:style-name="T12">Ремонт и восстановление </text:span><text:span text:style-name="T27">программно-технических</text:span><text:span text:style-name="T12"> средств — СЖО</text:span></text:p>
        </text:list-item>
      </text:list>
      <text:p text:style-name="P92"/>
      <text:p text:style-name="P92"/>
      <text:p text:style-name="P11">Техническое обеспечение системы</text:p>
      <text:p text:style-name="P163"><text:span text:style-name="T12">Вычислительная способность была реализована на больших ЭВМ единой серии ЕС ЭВМ</text:span><text:span text:style-name="T21"> (ЕС — 1010, ЕС — 1030, </text:span><text:span text:style-name="T22">ЕС — 1050)</text:span></text:p>
      <text:p text:style-name="P93"/>
      <text:p text:style-name="P164"><text:span text:style-name="T12">Управляющие органы были реализованы на базе </text:span><text:span text:style-name="T23">абонентские пункты </text:span><text:span text:style-name="T12">АП — 2 </text:span><text:span text:style-name="T23">(электромеханические устройства, способные только вводить или выводить информацию, без обработки)</text:span><text:span text:style-name="T12">, АП — </text:span><text:span text:style-name="T23">(на основе микропроцессорной техники, более совершенные устройства, обладающие возможностью </text:span><text:span text:style-name="T12">,</text:span><text:span text:style-name="T23">проводить некоторые простейшие операции)</text:span><text:span text:style-name="T12"> АП — 60</text:span></text:p>
      <text:p text:style-name="P94"/>
      <text:p text:style-name="P95">Каналы связи — телефонные и телеграфные линии</text:p>
      <text:p text:style-name="P95"/>
      <text:p text:style-name="P12">Программное обеспечение системы</text:p>
      <text:p text:style-name="P96">Программное обеспечение: общее программное обеспечение и специальное програмное обеспечение</text:p>
      <text:p text:style-name="P96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p>
      <text:p text:style-name="P96"/>
      <text:p text:style-name="P165"><text:span text:style-name="T12">Операционная система синхронизирует работу технических средств и протекающих или реализуемых в них процессов — основное </text:span><text:span text:style-name="T24">предназначение</text:span><text:span text:style-name="T12"> операционной системы.</text:span></text:p>
      <text:p text:style-name="P97"><text:soft-page-break/>Операционная система является <text:span text:style-name="T75">интеллектуальной</text:span> составляющей любой эвм.</text:p>
      <text:p text:style-name="P97"/>
      <text:p text:style-name="P97">Система управления телеобработкой — основная функция, реализующая ввод информациии в систему и вывод из нее результатов обработки</text:p>
      <text:p text:style-name="P97"/>
      <text:p text:style-name="P98">Система управления вычислительным процессом — основная функция — контроль процессов обработки информации в системе.</text:p>
      <text:p text:style-name="P98"/>
      <text:p text:style-name="P99">Система управления базами данных (СУБД) — накопление информации в системе, ее хранение, обновление поиск и обработка.</text:p>
      <text:p text:style-name="P99"/>
      <text:p text:style-name="P166"><text:span text:style-name="T12">В системе контур использовалась операционная система 6.0, КИКС и ДИСОД — адаптированный вариант </text:span><text:span text:style-name="T27">американского</text:span><text:span text:style-name="T12"> Adanas.</text:span></text:p>
      <text:p text:style-name="P100"/>
      <text:p text:style-name="P100">На каждой вычислительной системе стояло своя операционная система. КИКС на вс1 и вс3. ДИСОД — на вс2.</text:p>
      <text:p text:style-name="P100"/>
      <text:p text:style-name="P100"/>
      <text:p text:style-name="P100"/>
      <text:p text:style-name="P167"><text:span text:style-name="T12">Специальное </text:span><text:span text:style-name="T27">программное</text:span><text:span text:style-name="T12"> обеспечение — </text:span><text:span text:style-name="T27">программное</text:span><text:span text:style-name="T12"> обеспечение, которое разрабатывается специально под систему и не подлежит </text:span><text:span text:style-name="T27">разглашению</text:span></text:p>
      <text:p text:style-name="P167"><text:span text:style-name="T12"><text:s/>Состоит из програ</text:span><text:span text:style-name="T27">м</text:span><text:span text:style-name="T12">много средств</text:span><text:span text:style-name="T25">а</text:span><text:span text:style-name="T12"> защиты и програм</text:span><text:span text:style-name="T25">м</text:span><text:span text:style-name="T12">ное средств</text:span><text:span text:style-name="T26">а</text:span><text:span text:style-name="T12"> решения задач пользователя.</text:span></text:p>
      <text:p text:style-name="P101"/>
      <text:p text:style-name="P102">Необходимой составляющей любой системы является информационное обеспечение. </text:p>
      <text:list xml:id="list1437780265689135680" text:style-name="L12">
        <text:list-header>
          <text:p text:style-name="P248">Составляющими информационной составляющей системы являлись</text:p>
        </text:list-header>
        <text:list-item>
          <text:p text:style-name="P248">оперативная информация, формируемая на основе входных и выходных информационных сообщений</text:p>
        </text:list-item>
        <text:list-item>
          <text:p text:style-name="P248"><text:span text:style-name="T75">обще системная</text:span> информация, состоящая из классификатора товаров и услуг и вторая составляющая — нормативно, правовые акты</text:p>
        </text:list-item>
        <text:list-item>
          <text:p text:style-name="P249">Программное <text:span text:style-name="T75">обеспечение</text:span> как информационные данные</text:p>
        </text:list-item>
      </text:list>
      <text:p text:style-name="P103"/>
      <text:p text:style-name="P103"/>
      <text:p text:style-name="P13">Лекция 7</text:p>
      <text:p text:style-name="P104">Организационное обеспечение ГАС «Контур». ГАС действовала как самостоятельная организация, которая оперативное управление функционирования ссистемы осуществлял оперативно-диспетчерский персонал, а общее руководство системой, как самостоятельно-хозяйствующего субъекта — административно-служебным персоналом. Оба перссонала присутствуют на служебной схеме системы. </text:p>
      <text:p text:style-name="P104"/>
      <text:p text:style-name="P105">Рассмотрим две организационные структуры (орг-структуры): асп и одп. </text:p>
      <text:p text:style-name="P105"/>
      <text:p text:style-name="P105"><text:span text:style-name="T76">Организация — объединение людей действующих по единым правилам</text:span> <text:span text:style-name="T76">для достижения общей цели или целей. </text:span></text:p>
      <text:p text:style-name="P105"/>
      <text:p text:style-name="P106">Оперативно-диспетчерский персонал осуществлял управление системой, осуществлял переход из текущего состояния в требуемое.</text:p>
      <text:p text:style-name="P106">А административно-служебный персонал во главе с руководством выоплнял функции руководства, т. е. Обеспечивал совместную деятельность служебного персонала, для достижения целей.</text:p>
      <text:p text:style-name="P106"/>
      <text:p text:style-name="P106">Структура — упорядоченное множество элементов и их логических связей <text:span text:style-name="T77">(или отношений). </text:span></text:p>
      <text:p text:style-name="P107"><text:soft-page-break/>Структурная схема — упорядоченное множество конструктивных элементов и их ф<text:span text:style-name="T79">и</text:span>зическ<text:span text:style-name="T78">их</text:span> связ<text:span text:style-name="T78">ей</text:span></text:p>
      <text:p text:style-name="P107"/>
      <text:p text:style-name="P108">Функциональная схема — упорядоченное множество функция и их логических связей.</text:p>
      <text:p text:style-name="P108"/>
      <text:p text:style-name="P109">Структура — упорядоченное множество элементов и их отношений.</text:p>
      <text:p text:style-name="P110">Отношение в структуре базируется на основе властных взаимоотношений.</text:p>
      <text:p text:style-name="P110"/>
      <text:p text:style-name="P111">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, в связи с этим в состав административно-служебного персонала включен зам по развитию. </text:p>
      <text:p text:style-name="P111"/>
      <text:p text:style-name="P112">КДПУ — контрольно диспетчерский пункт управления</text:p>
      <text:p text:style-name="P112"/>
      <text:p text:style-name="P113">Каждой ячейке структуры соответствуют права и обязанности. Фактически контингент <text:span text:style-name="T80">специалистов</text:span> представленных в схеме и есть кадровое обеспечение.</text:p>
      <text:p text:style-name="P113"/>
      <text:p text:style-name="P113"/>
      <text:p text:style-name="P114">Свойства системной структуры.</text:p>
      <text:list xml:id="list6364435043709071750" text:style-name="L13">
        <text:list-item>
          <text:p text:style-name="P250">Уникальность системы (система не имела аналогов)</text:p>
        </text:list-item>
        <text:list-item>
          <text:p text:style-name="P251">Масштабность (система покрывала не менее 80% СССР)</text:p>
        </text:list-item>
        <text:list-item>
          <text:p text:style-name="P252">Капиталоемкость исчисляемая сотнями миллионов рублей</text:p>
        </text:list-item>
        <text:list-item>
          <text:p text:style-name="P252">численность персонала около тысячи человек</text:p>
        </text:list-item>
        <text:list-item>
          <text:p text:style-name="P252">Программное обеспечение уникальное и универсальное (несколько миллионов команд)</text:p>
        </text:list-item>
        <text:list-item>
          <text:p text:style-name="P252">Коллектив головной организации разработчиков порядка 7 тыс человек</text:p>
        </text:list-item>
        <text:list-item>
          <text:p text:style-name="P252">В разработке системы участвовало более 10 организаций включая Академию наук СССР, три академии союзных республик <text:span text:style-name="T81">(украинская, эстонская, армянская, белорусская) научно-исследовательские, монтажные...</text:span></text:p>
        </text:list-item>
        <text:list-item>
          <text:p text:style-name="P253">Состав специалистов — системо-техники, <text:span text:style-name="T82">аналитики, программисты (системные, прикладные), специалисты по информации, инженеры.</text:span></text:p>
        </text:list-item>
        <text:list-item>
          <text:p text:style-name="P254">В число разработчиков входило около 15 докторов наук, более 100 кандидатов наук</text:p>
        </text:list-item>
        <text:list-item>
          <text:p text:style-name="P254">Процессы создания системы было подготовлено и защищено 10 докторских диссертаций и более 50 кандидатских </text:p>
        </text:list-item>
      </text:list>
      <text:p text:style-name="P115"/>
      <text:p text:style-name="P116"/>
      <text:p text:style-name="P14">Лекция 12</text:p>
      <text:p text:style-name="P117">Система имела несколько модернизаций, связанных с заменой систем связи и происходило наращивание. Сейчас система покрывает всю территорию страны, включая все участковые комиссии. </text:p>
      <text:p text:style-name="P118">Опыт полученный при создании гас «Контур» разрабатывали и гас «Выборы». В основном в разработке участвовали те же специалисты.</text:p>
      <text:p text:style-name="P118">Технические средства используемые в системе</text:p>
      <text:p text:style-name="P118"/>
      <text:p text:style-name="P15">Нестрактурированная топология лвс, на базе которой построена глобальная вычислительная сеть этой системы</text:p>
      <text:p text:style-name="P118">В гас «Выборы» использована «Enthernet» - это кабель к которому полдключаются специальные устройства.</text:p>
      <text:p text:style-name="P118"/>
      <text:p text:style-name="P119">….</text:p>
      <text:p text:style-name="P119"/>
      <text:p text:style-name="P119"/>
      <text:list xml:id="list766632278308061967" text:style-name="L14">
        <text:list-header>
          <text:p text:style-name="P255"><text:soft-page-break/>Условные обозначения на схеме: </text:p>
        </text:list-header>
        <text:list-item>
          <text:p text:style-name="P255">з — заглушка</text:p>
        </text:list-item>
        <text:list-item>
          <text:p text:style-name="P255">п — повторитель</text:p>
        </text:list-item>
        <text:list-item>
          <text:p text:style-name="P255">р — разветвитель</text:p>
        </text:list-item>
        <text:list-item>
          <text:p text:style-name="P255">ск — сетевая карта</text:p>
        </text:list-item>
        <text:list-item>
          <text:p text:style-name="P255">рс — рабочая станция</text:p>
        </text:list-item>
        <text:list-item>
          <text:p text:style-name="P255">Пр — принтер</text:p>
        </text:list-item>
        <text:list-item>
          <text:p text:style-name="P255">Ск — сканер</text:p>
        </text:list-item>
        <text:list-item>
          <text:p text:style-name="P255">В — видеопроектор</text:p>
        </text:list-item>
        <text:list-item>
          <text:p text:style-name="P256">Э — экран</text:p>
        </text:list-item>
        <text:list-item>
          <text:p text:style-name="P256">АРМ — автоматизированное рабочее место (их много, порядка нескольких десятков)</text:p>
        </text:list-item>
      </text:list>
      <text:p text:style-name="P119"/>
      <text:p text:style-name="P123">Сервера:</text:p>
      <text:list xml:id="list3721483754891113096" text:style-name="L15">
        <text:list-item>
          <text:p text:style-name="P257">ФС1 — файловый сервер</text:p>
        </text:list-item>
        <text:list-item>
          <text:p text:style-name="P257">ФБД — сервер базы данных</text:p>
        </text:list-item>
        <text:list-item>
          <text:p text:style-name="P257">Спр — сервер приложений</text:p>
        </text:list-item>
        <text:list-item>
          <text:p text:style-name="P257">СОИК - Сервер отображения информации коллективного пользования</text:p>
        </text:list-item>
        <text:list-item>
          <text:p text:style-name="P257">схд — сервер хранилища данных</text:p>
        </text:list-item>
        <text:list-item>
          <text:p text:style-name="P257"><text:s/>сэп — сервер электронной почты</text:p>
        </text:list-item>
        <text:list-item>
          <text:p text:style-name="P257">wс - web-сервер </text:p>
        </text:list-item>
        <text:list-item>
          <text:p text:style-name="P257">ск - сервер криптозащиты</text:p>
        </text:list-item>
        <text:list-item>
          <text:p text:style-name="P257">са - сервер аутентификации</text:p>
        </text:list-item>
        <text:list-item>
          <text:p text:style-name="P257">скэп - сервер ключей электронной <text:span text:style-name="T87">подписи</text:span></text:p>
        </text:list-item>
        <text:list-item>
          <text:p text:style-name="P257">сби - сервер безопасности информации</text:p>
        </text:list-item>
        <text:list-item>
          <text:p text:style-name="P257">СКм - сервер коммуникации <text:span text:style-name="T84">\</text:span></text:p>
        </text:list-item>
        <text:list-item>
          <text:p text:style-name="P258">Сгп — сервер графопостроитель</text:p>
        </text:list-item>
        <text:list-item>
          <text:p text:style-name="P258">Сп - сервер печати</text:p>
        </text:list-item>
        <text:list-item>
          <text:p text:style-name="P258">Сцп - сервер цветной печати</text:p>
        </text:list-item>
      </text:list>
      <text:p text:style-name="P119"/>
      <text:p text:style-name="P120">Данная топология называется топология «Шина»</text:p>
      <text:p text:style-name="P120">Повторители необходимы для усиления передаваемого машине сигнала. <text:span text:style-name="T83">Повторители позволяют обеспечить длину шины в несоклько километров. </text:span></text:p>
      <text:p text:style-name="P121">Разветвители предназначеныы для подключения оборудования.</text:p>
      <text:p text:style-name="P121">Заглушки служат для гашения передаваемого сигнала. Чтобы погасить передаваемую волну. (чтобы сигнал не пошел в обратную сторону)</text:p>
      <text:p text:style-name="P121">Рабочая станция и серверы — персональные компьютеры, но у <text:s/>них есть принципиальные различия: рабочая станция размещается на автоматизированнгом рабочем месте пользователя, в силу этого компьютер долэен обладать соответствующим дизайном с хорошим, как правило цветным, экраном, технические характеристики (память, быстродействие) могут быть средние. Как правило рабочая станция — недорогой компьютер. Она предназначена для индивидуальноого использования — находится в полном распоряжении пользователя. </text:p>
      <text:p text:style-name="P121">Рабочий сервер — мощный и надежный, дорогостоящий персональный компьютер, как правило не отличающийся изысканностью дизайна. Сервер должен иметь большую оперативную и внешнюю память и высокое быстродействие. Сервер предназначен для коллективного использования. На сервере как правило обрабатываются и хранятся большие объемы информации, поэтому он должен быть исключительно надежным. Непосредственно с сервером взаимодействует обслуживающий персонал, поэтому нет жестких требований к дизайну. </text:p>
      <text:p text:style-name="P121">Эти различия различают рабочи<text:span text:style-name="T84">й</text:span> станции и серверы.</text:p>
      <text:p text:style-name="P121"/>
      <text:p text:style-name="P122"><text:soft-page-break/>Называется так потому что исключая из этой топологии ненужные элементы, можно получить топологию искомой системы.</text:p>
      <text:p text:style-name="P122"/>
      <text:list xml:id="list5525417168680802432" text:style-name="L16">
        <text:list-item>
          <text:p text:style-name="P259"><text:span text:style-name="T85">КСА - </text:span>Комплекс средств автоматизации </text:p>
        </text:list-item>
        <text:list-item>
          <text:p text:style-name="P259">ЦИК — центральная избирательная комиссия</text:p>
        </text:list-item>
        <text:list-item>
          <text:p text:style-name="P260">автоматизированное рабочее место подготовки информации для интернет пользователей</text:p>
        </text:list-item>
        <text:list-item>
          <text:p text:style-name="P261">Система отображения информации коллективного пользования, а на основе него реализован пресс централизованной</text:p>
        </text:list-item>
        <text:list-item>
          <text:p text:style-name="P261">атвоматизированные рабочие места системного администратора, диспетчера связи, диспетчера службы безопасномти информации </text:p>
        </text:list-item>
        <text:list-item>
          <text:p text:style-name="P261">МВОС — Московская волоконно-оптическая связь</text:p>
        </text:list-item>
        <text:list-item>
          <text:p text:style-name="P262">Модем — обеспечивает связь в сеть связи общего пользования.</text:p>
        </text:list-item>
        <text:list-item>
          <text:p text:style-name="P263">Автоматизированные рабочие места операторов связи </text:p>
        </text:list-item>
      </text:list>
      <text:p text:style-name="P124"/>
      <text:p text:style-name="P124"/>
      <text:p text:style-name="P124"/>
      <text:p text:style-name="P124"/>
      <text:p text:style-name="P16">Лекция 13</text:p>
      <text:p text:style-name="P124">Сегодня в ГАС «Выюоры» используется 6 вычислительных машинно</text:p>
      <text:p text:style-name="P124"><text:s/></text:p>
      <text:p text:style-name="P124">посредством коммутатора км7 лвс образуют интегрированную локальную вычислительную сеть</text:p>
      <text:p text:style-name="P124"/>
      <text:p text:style-name="P124">Первая и вторая лвс предназначены для центарльной избирательной комиссии. На лвс1 арм председателя цик и членов цик, там же арм пресс центра, и там же арм оператора подготовки информации для интернет поратла системы на компакт-дисках</text:p>
      <text:p text:style-name="P124"/>
      <text:p text:style-name="P124">Вторая вычислительная сеть — для сотрудников цик</text:p>
      <text:p text:style-name="P124"/>
      <text:p text:style-name="P124">Все остальные расположенны на территорях федерального центра </text:p>
      <text:p text:style-name="P124"/>
      <text:p text:style-name="P124">3 ЛВС — для персонала</text:p>
      <text:p text:style-name="P124">4ЛВС — реализует центральную базу данных сиистемы гас Выборы. Отдельные ее фрагменты принадлежат другим звеньям системы. </text:p>
      <text:p text:style-name="P124"/>
      <text:p text:style-name="P125">Независимый массив жестких дисков — НМЖД — выполняет две функции: повышает скорость записи и считывания информации и обеспечивает <text:span text:style-name="T86">требуемую</text:span> высокую надежность базы данных. </text:p>
      <text:p text:style-name="P125"/>
      <text:p text:style-name="P124"/>
      <text:p text:style-name="P126">На этом звене еще две лвс. Одна принадлежит финансовуму управлению, вторая — выполняет функцию подготовки информации для интернет порталов.</text:p>
      <text:p text:style-name="P126"/>
      <text:p text:style-name="P126"/>
      <text:p text:style-name="P126"/>
      <text:p text:style-name="P127">Структурная схема КСА(КГС)</text:p>
      <text:p text:style-name="P127"><text:span text:style-name="T88">КТС избирательной комиссии субъекта Российской Федерации</text:span> </text:p>
      <text:p text:style-name="P128">КМ — ко<text:span text:style-name="T89">м</text:span>мутатор</text:p>
      <text:p text:style-name="P128">РС — рабочая станция</text:p>
      <text:p text:style-name="P128">арм пользователей — рабочее место председателя, юриста, системного администратора (оператора), диспетчера связи и оператора службы обеспечения безопасности информации.</text:p>
      <text:p text:style-name="P129"><text:soft-page-break/>СБД — сервер базы данных </text:p>
      <text:p text:style-name="P129">Спр — сервер приложений</text:p>
      <text:p text:style-name="P129">Wс — веб сервер</text:p>
      <text:p text:style-name="P129">СА — сервер аутентификации</text:p>
      <text:p text:style-name="P129">Скл — сервер ключей электронной подписи</text:p>
      <text:p text:style-name="P130">ФС — файл сервер</text:p>
      <text:p text:style-name="P130">КТС защиты — комплекс технических средств защиты</text:p>
      <text:p text:style-name="P130">СП — сервер печати</text:p>
      <text:p text:style-name="P130">РС — рабочая станция</text:p>
      <text:p text:style-name="P130">В — видеопроектор</text:p>
      <text:p text:style-name="P130">Э — экран</text:p>
      <text:p text:style-name="P130">ВМ — видео магнитофон</text:p>
      <text:p text:style-name="P130">Микрофон — аппаратура аудио-видео конференц связи</text:p>
      <text:p text:style-name="P131">КТС подготовки графической информации, отображения информации коллективного пользования и аудио-видео конференц связи</text:p>
      <text:p text:style-name="P132">Сэп — сервер электорнной почты</text:p>
      <text:p text:style-name="P132">Телефонная сеть общего пользования — ТФОП</text:p>
      <text:p text:style-name="P132">Скм — коммуникационный сервер</text:p>
      <text:p text:style-name="P132">МР — маршрутизатор</text:p>
      <text:p text:style-name="P133">ЛС — линии с региональным узлом комутации</text:p>
      <text:p text:style-name="P133">РЕЗ ЛС — резервная линия связи с региональным узлом комутации</text:p>
      <text:p text:style-name="P134">КТССПД — комплекс техничексих средств связи и передачи данных</text:p>
      <text:p text:style-name="P134"/>
      <text:p text:style-name="P134"/>
      <text:p text:style-name="P134"/>
      <text:p text:style-name="P135">Структурная схема комплекса средств автоматизации <text:span text:style-name="T91">подсистемы связи </text:span>передачи данных <text:span text:style-name="T91">ГАС Выборы</text:span></text:p>
      <text:p text:style-name="P136">КСА — комплекс средств автоматихации </text:p>
      <text:p text:style-name="P136">ФЦС — федеральный центр связи</text:p>
      <text:p text:style-name="P136">Центтр космической связи снабженный антеной — ЦКС</text:p>
      <text:p text:style-name="P136">ССОП — система связи общего пользования </text:p>
      <text:p text:style-name="P137">КСА ТУК — комплекс средств автоматизации территориального узла комутации</text:p>
      <text:p text:style-name="P137">УКС — узел космической связи снабженный антенной</text:p>
      <text:p text:style-name="P138">странные стрелочки — радиоволны</text:p>
      <text:p text:style-name="P138"><text:span text:style-name="T90">эллипсы</text:span> — системы связи общего пользования</text:p>
      <text:p text:style-name="P138"><text:s/><text:span text:style-name="T90">ИКСРФ — избирательная коммиссия субъекта российской федерации</text:span></text:p>
      <text:p text:style-name="P139">ТИК — территориальная избирательная комиссия</text:p>
      <text:p text:style-name="P139">УД — узел доступа</text:p>
      <text:p text:style-name="P139">УИК — участковые избирательные комиссии</text:p>
      <text:p text:style-name="P139">КОИБ — комплекс обработки избирательных биллютеней</text:p>
      <text:p text:style-name="P139">КЭГ — комплекс электорного голосования</text:p>
      <text:p text:style-name="P139">ТИ — традиционные избирательные у<text:span text:style-name="T92">рна</text:span></text:p>
      <text:p text:style-name="P137"/>
      <text:p text:style-name="P137"/>
      <text:p text:style-name="P140">Недостатки:</text:p>
      <text:p text:style-name="P140">при передачи биллютени к ней имеет доступ человек</text:p>
      <text:p text:style-name="P140">и нестандартные виды биллютеней</text:p>
      <text:p text:style-name="P140"/>
      <text:p text:style-name="P140">Процесс голосования сводится к тому, что вместо бумажной биллютени избирателю выдается карта со штрих-кодом. С этой картой избиратель в кабине принимает собственное решение, прикладывает карту к сенсорному экрану, высвечивается биллютень. Он делает выборпосредством прикосновения, он, после подтверждения осуществляется распечатка <text:soft-page-break/>биллютени, она отображается на экране, после сравнения электронной копии с бумажной, получает приглашение завершить голосование, при этом твердая (отпечатанная) копия исчезает, процесс головования завершается, комплекс готов к приему следущего избирателя, дальнейшие действия осуществляются автоматически, обработка голосов автоматически.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.</text:p>
      <text:p text:style-name="P140"/>
      <text:p text:style-name="P141">Проблема заключается в том, что когда наступает омент референдума, то квазимоментно, лавинообразно идет процесс волеизлияния большого количесва гра<text:tab/>ждан населения, и возникает большое количество распределенной по территории страны источники разнородной информации, включающей речь, мультимедиа. Она в течение коротуогог времени появляется во многиз местах системы, которая трудна для обоработки. <text:span text:style-name="T93">Этп проблема решается путем рассосредоточения базы данных. Разработка распределенной базы данных включает три шага:</text:span></text:p>
      <text:p text:style-name="P142">анализ предметной области (избирательного процесса) на основе построения предметной модели, которая является основанием для концептуальной модели, которая в конечном счете трансформируется в физическую модель.</text:p>
      <text:p text:style-name="P142">Основная задача концептуальной модели — выявление главного и отсеяние второстепенного. Выделяются схожие, близкие объекты и после этого для каждого объекта определяется его сущность. Для сущности определяются связи между ними, которые представляются или в виде иерархической модели, или сетевой. В первом случае имеется место графовая модель базы данных. Во втором — традиционная (обычная).</text:p>
      <text:p text:style-name="P142">Сущность — абстрактный сосуд, куда можно складывать объекты. </text:p>
      <text:p text:style-name="P143">Построение физической базы данных — конкретные объекты определяются конкретными узлами, где будет находится данный фрагмент базы.</text:p>
      <text:p text:style-name="P168"><text:s/>В дальнейшем при использовании подготовленной базы данных необходимо </text:p>
      <text:list xml:id="list796811585834640857" text:style-name="L17">
        <text:list-item>
          <text:p text:style-name="P275">ее своевременно пополнять,</text:p>
        </text:list-item>
        <text:list-item>
          <text:p text:style-name="P275"><text:s/>обеспечивать сохранность базы данных (обеспечение безопасности базы) </text:p>
        </text:list-item>
        <text:list-item>
          <text:p text:style-name="P275">Поиск информации и своевременное представление ее пользователям</text:p>
        </text:list-item>
      </text:list>
      <text:p text:style-name="P168">Названные проблемы и задачи успешно решены в гас Контур. </text:p>
      <text:p text:style-name="P168"/>
      <text:p text:style-name="P169">Програмное обеспечение гас Выборы</text:p>
      <text:p text:style-name="P169"/>
      <text:p text:style-name="P169"/>
      <text:p text:style-name="P170">Техническое обеспечение гас Выборы</text:p>
      <text:p text:style-name="P171">Техническим обеспечением являются телефонные какналы связи общего пользования, Московская оптоволоконная сеть, оптоволоконные магистральные какналы связи территориальных узлов коммутации, рабочие станции, серверы.</text:p>
      <text:p text:style-name="P172">Серверы используют процессоры pentium3, многоядерные, в зависимости от звена используется от 1 до 8 ядер. Объем оперативной памяти от 2 до 30 гигабайт. <text:span text:style-name="T94">Внешняя память на жестких магнитных дисках. Количество дисков — до 12. </text:span></text:p>
      <text:p text:style-name="P173">Рабочие станции на процессорах pentium4, однопроцессорные, одноядерные, оперативная память до 10 гигабайт, внешняя память на жестких магнитных дисках. </text:p>
      <text:p text:style-name="P173">Серверы имеют бесперебойное питание, развитый мониторинг для контроля за состоянием програмно-технической среды с автоматической очисткой памяти.</text:p>
      <text:p text:style-name="P173"/>
      <text:p text:style-name="P175">Программное обеспечение</text:p>
      <text:p text:style-name="P174">Состоит из общего и специального ПО. </text:p>
      <text:p text:style-name="P174">Общее — сетевая организационная система, програмные средства сетевого управления, програмные средства отображения информации коллективного пользования, програмные средства разработки приложений, програмные средства пользователлей, электронная почта, <text:soft-page-break/>сервер хранилища данных, коммуникационный сервер, <text:span text:style-name="T95">сервер базы данных, сервер приложений. </text:span></text:p>
      <text:p text:style-name="P174"/>
      <text:p text:style-name="P174">Специальное програмное обеспечение — програмные средства защиты, програмные средства решения задач пользователей.</text:p>
      <text:p text:style-name="P174"/>
      <text:p text:style-name="P176">ПО защиты можно приобрести на рынке, но они могут настраиваться на конкретное применение обеспечивая приемлемую защиту информации и системы в общем.</text:p>
      <text:p text:style-name="P176"/>
      <text:p text:style-name="P178">Информационное обеспечение системы</text:p>
      <text:p text:style-name="P177">Справочный фонд, информационный фонд, технологический фонд. </text:p>
      <text:p text:style-name="P177">Справочный фонд — общесистемные справочники и общероссийский классификатор</text:p>
      <text:p text:style-name="P144">Технологический фонд — орг. Документы, технологическая схема базы данных, <text:span text:style-name="T96">параметры настройки системы (режимы проведения избирательных процессов и референдумов, котороые охватывают все три уровня, режимы связанные с проведением региональных или местных выборов, режим одновременного проведения избирательных процессов на всех трех уровнях и отдельно но параллельно на региональном или местном уровне, работа системы в периоды отстутствия избирательных процессов или референдумов (техника предоставляется пользователям на местах)). </text:span></text:p>
      <text:p text:style-name="P145">Информационный фонд — списки избирателей, оперативная информация (содержащая результаты голосования, информацию, подготовленную по запросам пользователей).</text:p>
      <text:p text:style-name="P145"/>
      <text:p text:style-name="P146">Система была использована во второй половине 90х годов, основные решения сохранены и в системе сегодняшнего дня. Изменения каснулись функциональной части, числа и качества решаемых задач. Цели сформулированные в самом начале польностью достигнуты. Изначально система вызывала жесткую критику, однако ситуация изменилась.</text:p>
      <text:p text:style-name="P146"/>
      <text:p text:style-name="P146"/>
      <text:p text:style-name="P146"/>
      <text:p text:style-name="P147">ГАС Государственный регистр населения</text:p>
      <text:p text:style-name="P148">ГАС ГРН — система будущего. Само название систтемы свидетельствует о том, что система должна обрабоатывать информацию касающуюся населения страны и отдельных ее граждан. Известно что разработана и успешно функционирует ряд ведомственных АСУ, принадлежащих федеральной налоговой службе, <text:s/>оборонной службе и тд… ведомственная автоматизированная система мчс, федеральная система миграционной службы, сисстема принажлежащая цик. Общим для низ является то, что все оин собирают базы данных, в которых фигурирует информация, касающаяся тех или иных аспектов населения страны. Очевидно, почему бы на основе ведомственных баз данных не сформировать интегрированную бд гас грн, мета системы, более масштабнойй и сложной по сравнению с ведомственными системами. Эта идея начала обсуждаться в рамках программы «Электронная Россия» (2002 — 2010). Эти обсуждения не завершились по сей день, однако отдельные части, не взаимодействующие между собой уже созданы, функционируют и развиваются. Целостная система еще не создана. </text:p>
      <text:p text:style-name="P148"/>
      <text:p text:style-name="P148">Суть этой системы в общем виде — предполагается, каждому гражданину страны присвоить индивидуальный персональный идентификатор, который бы сопровождал человека от момента его роддения до конца жизни. Очерчивая его жизненную траекторию. Это справедливо и по отношению к любому другому гражданину, прибывшему в страну на временной или постоянной основе. Структура этого идентификатора, а также его правомерность с позиции этики, гуманности и свободы личности являлась и до сих пор является предметом научных и публичных дискуссий. Первоначально, против присвоения <text:soft-page-break/>человеку персонального идентификатора выступала русская православная церковь, однако последнее время она смягчила свою позицию.</text:p>
      <text:p text:style-name="P148"/>
      <text:p text:style-name="P148">Объективные основания для создания такой системы: террористические акты? <text:span text:style-name="T97">Экологические проблемы, миграционные процессы, техногенные катастрофы, информационные возможности позволяют без силового воздецствия выводить из строя важные объекты, потенциально-оппасные конфликты в связи с социальным неравенством, на межнациональной почве, наконец, это претензии на мировое глобальное господство и всевозможное санкционное давление, а также враждебность отдаленных государств. Все это в савокупности и является предпосылкой создания такой системы. </text:span></text:p>
      <text:p text:style-name="P149">Негатив, лежащий в основе этих факторов является следствием психической, нравственной и моральной несовершенства людей. Именно такие люди имеют высокий общественный статус и распоряжаются производством и оружием и способны оказывать негативно-разрушающее влияние не только на социально-моральную атмосыферу и на экологию в планетарном масштабе, но и повлиять на естественную революцию социо-природного универсума.</text:p>
      <text:p text:style-name="P149"/>
      <text:p text:style-name="P150">В настоящее время существуют технические возможности для вживление в человека микрочипов для отслеживания его поведения. В некоторых странах уже существуют попытки законодательного обеспечения проведения электронного наблюдения за жизнедеятельностью социума и отслеживанием его разума. В этом направллении проводятся серьезыны работы и разработки во многих государствах.</text:p>
      <text:p text:style-name="P150"/>
      <text:p text:style-name="P150">Пример гас грн говорит о том что разрабоки любой уникальной крупномасштабной системы предшествует этап листания научно-исследовательских и предварительных конструкторских работ. В некотором приближении: </text:p>
      <text:p text:style-name="P150"/>
      <text:p text:style-name="P150"><text:span text:style-name="T3">Цели назначения</text:span>: система предназначена для федерального органа уполномоченного осуществлять контроль человеческого ресурса в стране и его регулирование. Специализированного такого органа на данный момент у нас нет, но вопросы связанные с созданием подобной системы обсуждаются на <text:span text:style-name="T99">уровне</text:span> правительства.</text:p>
      <text:p text:style-name="P17"/>
      <text:p text:style-name="P150"><text:span text:style-name="T3">Цели создания</text:span>: расширение и углубление циф<text:span text:style-name="T99">и</text:span>резации страны. Оказание населению электронных услуг с надежными процедурами интенсификации и аутентификации. Это создание единой базы данных населения. <text:s/>И на ее основе <text:span text:style-name="T98">метрики д</text:span>ля его описания с точностью до гражданина.</text:p>
      <text:p text:style-name="P150"/>
      <text:p text:style-name="P150"><text:span text:style-name="T3">Цели функционирования</text:span>: введение единой базы данных населения, <text:span text:style-name="T98">на основе метрики управления человеческим ресурсом в стране. Выявление негативных тенденций в поведении отдельных групп и граждан и выработка рекомендаций по их нейтрализации. </text:span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8"><text:soft-page-break/>3 семестр</text:p>
      <text:p text:style-name="P181">В первом семестре мы попытались в системном порядке дать важные понятия. Система, объект, специфический объект «черный ящик». Высказывая конструкцию мы не раскрываем ее суть, однако подразумеваем некоторые действия, что является черным ящиком.</text:p>
      <text:p text:style-name="P207">Будучи простым по форме, он является сложным по содержанию. Мы познакомились с известным понятием «управление». Упомянули об «руководстве», попытались выяснить их специфику.</text:p>
      <text:p text:style-name="P207">Важным понятием была «информация», определений которого в литературе очень много. Мы дали свое определение.</text:p>
      <text:p text:style-name="P207">Все эти термины и понятия являются моделью окружающей действительности.</text:p>
      <text:p text:style-name="P207">Рассмотрели вопросы связанные с автоматизацией.</text:p>
      <text:p text:style-name="P207">Дали опираясь на это классы пользователей, 8-9 классов пользователей, которые справедливы для любой автоматизированной информационной системы. В реальной практике каждый пользователь может называться иначе, но он вписывается в один из определенных классов. </text:p>
      <text:p text:style-name="P207">Сосредоточили свое внимание на понятии «архитектура».</text:p>
      <text:p text:style-name="P208">Обратили внимание на тот реальный факт, который заключается в сближении до соединения и взаимопроникновения вычислительной техники и человека (пользователя). </text:p>
      <text:p text:style-name="P208">Уже сейчас имеет место симбиоз человека и вычислительной техники. Уже сейчас имеет место вживление чипов в живой органи<text:span text:style-name="T101">з</text:span>м. С условием этого объекта было сформированно нетрадиционное определение АСОИУ. «Информационная среда жизнедеятельности человека».</text:p>
      <text:p text:style-name="P209">Каждый из нас, сознательно или не сознательно, погружаемся в эту среду. Необходимо комфортно чувствовать себя в ней, выживать, жить. Эта среда распростроняется, укореняется. Наряду с интернетом появился интернет вещей. Сама идея имеет не менее чем 20 летнюю историю. Сейчас тенденция перешла в массовый характер. Чеовек окружен миллиардами вещей. Менее 1% <text:span text:style-name="T100">этих </text:span>вещей снабжены датчиками, позволяющими контролировать в реальном режиме работы вещей. <text:span text:style-name="T100">Уже сейчас, когда всего 1% объединены в сеть, они генерируют в час объем информации равный объему информации за целый прошлый год. Появилась проблема big data. </text:span></text:p>
      <text:p text:style-name="P209"/>
      <text:p text:style-name="P215"><text:s/><text:span text:style-name="T101">Какие тенденции вытекают из трех рассмотренных систем? </text:span></text:p>
      <text:list xml:id="list4571735914655700094" text:style-name="L18">
        <text:list-item>
          <text:p text:style-name="P264">Каждая система была разработана в определенный конкретный период времени, которые различались уровнем развития тезники и технологии. Процессы связанны с внедрением вычислительной техники.</text:p>
        </text:list-item>
        <text:list-item>
          <text:p text:style-name="P264">Каждая система возникала не сразу сама по себе, а проходила отдельные сопряженные между собо этапы. Идея-проект-монтаж. Каждая система живет, существует. </text:p>
        </text:list-item>
        <text:list-item>
          <text:p text:style-name="P264">Меняется сложность систем от простых к сложным. Т.е. наблюдается тененция возрастания сложности. Это является следствием усложнением объектов автоматизации, что связано с возрастанием объемов памяти</text:p>
        </text:list-item>
        <text:list-item>
          <text:p text:style-name="P264">Системы уникальны, т. е. Это продукты творческих процессов. Творчество является важным при создании современных систем и технологий.</text:p>
        </text:list-item>
      </text:list>
      <text:p text:style-name="P265"/>
      <text:p text:style-name="P265"/>
      <text:p text:style-name="P265"/>
      <text:p text:style-name="P265"/>
      <text:p text:style-name="P265"/>
      <text:p text:style-name="P218">Тенденции автоматизации</text:p>
      <text:p text:style-name="P179"><text:span text:style-name="T3">Автоматизация </text:span><text:span text:style-name="T12">— разработка средств вычислительной техники и технологий на их основе и внедрение их в жизнь человека с целью повышения производительности труда и снижения вредных нагрузок на организм человека. </text:span></text:p>
      <text:p text:style-name="P152"/>
      <text:p text:style-name="P179"><text:span text:style-name="T12">1. </text:span><text:span text:style-name="T3">Информационные барьеры</text:span></text:p>
      <text:p text:style-name="P152">Барьер — препятствие, преграда <text:span text:style-name="T102">при достижении чего-то.</text:span></text:p>
      <text:p text:style-name="P152"/>
      <text:p text:style-name="P154">Первый информационный барьер связан с ограниченными возможностями человека в обработке информации.</text:p>
      <text:p text:style-name="P273"/>
      <text:p text:style-name="P154"><text:span text:style-name="T8">Второй информационный барьер</text:span><text:span text:style-name="T104"> — ограниченные возможности коллективной обработки информации</text:span></text:p>
      <text:p text:style-name="P153"/>
      <text:p text:style-name="P155">Второй информационный барьер удалось преодалеть с помощью электронных вычислительных машин. <text:span text:style-name="T103">Первые электронно-вычислительные машины проводили с большой скоростью матиматические вычисления с помощью которых удалось обработать большие объемы информации. Первые электронно-вычислительные машины не могли накапливать и хранить большие объемы информации. Модели реализовывали хранение информации в виде банка данных — внешняя память с большим количеством информации. Его основной недостаток — информация не упорядочена и избыточна. И как результат требовалось большое время для того, чтобы найти нужную информацию в банке данных. </text:span></text:p>
      <text:p text:style-name="P155"/>
      <text:p text:style-name="P156"/>
      <text:p text:style-name="P156"/>
      <text:p text:style-name="P156"><text:span text:style-name="T3">Третий информационный барьер</text:span> — неспособность быстро обработать большой объем информацции электронно-вычислительной машиной с банком данных (вместилище, внешняя память эвм, хранящая большой объем неупорядоченной и избыточной информации)</text:p>
      <text:p text:style-name="P156"/>
      <text:p text:style-name="P156">Избыточность — одна и та же информацция присутствует в банке данных несколько раз</text:p>
      <text:p text:style-name="P156"/>
      <text:p text:style-name="P156">Между первым и вторым информационным барьерами 100 лет, то инженеры быстро придумали как преодалеть третий барьер разработав концепцию базы данных.</text:p>
      <text:p text:style-name="P156"/>
      <text:p text:style-name="P156"><text:span text:style-name="T3">База данных</text:span> — целостный, логически не противоречивый объект, являющийся моделью предметной области.</text:p>
      <text:p text:style-name="P158">База данных логически непротиворечива и неизмельчима. <text:span text:style-name="T105">Это максимально сократить временные затраты.</text:span></text:p>
      <text:p text:style-name="P156"/>
      <text:p text:style-name="P157"><text:span text:style-name="T3">Предметная область</text:span> — целостный физический объкт, в котором свойства логически связаны и взаимообусловлены.</text:p>
      <text:p text:style-name="P157"/>
      <text:p text:style-name="P157"/>
      <text:p text:style-name="P159">ЭВМ, снабженная базой данных, позволила преодалеть третий информационный барьер.</text:p>
      <text:p text:style-name="P159"/>
      <text:p text:style-name="P159">Еще одна неприятность связана с тем, что база данных хранит первичную информацию, для пользователя в связи с усложнением предметной области <text:span text:style-name="T107">оказались</text:span> крайне необходимыми вторичные данные (производимые из первичной информации) сначала появились локольные базы данных, а в связи с усложнением объектов автоматизации появились распределенные базы данных. <text:span text:style-name="T106">Вторичных данных в базе данных нет, чтобы их определить необходимо время. Этот недостаток ЭВМ с базой данных привел к четвертому информационному барьеру.</text:span></text:p>
      <text:p text:style-name="P159"/>
      <text:p text:style-name="P297"><text:soft-page-break/>Лекция 2</text:p>
      <text:p text:style-name="P276">(человек) → I информационный барьер</text:p>
      <text:p text:style-name="P276">(много людей) → II</text:p>
      <text:p text:style-name="P276">(эвм с банком данных) → III информационный барьер</text:p>
      <text:p text:style-name="P290">(эвм с базой данных) → IV</text:p>
      <text:p text:style-name="P290">(эвм с базой данных и хранилищем данных) → V</text:p>
      <text:p text:style-name="P290">(<text:span text:style-name="T119">вычислительный центр с базой данных и хранилищем) → VI</text:span></text:p>
      <text:p text:style-name="P290"/>
      <text:p text:style-name="P276"/>
      <text:p text:style-name="P276">Банк данных — информационный сосуд, куда навалом загружалась информация, получалась свалка. Он обладал избыточностью, поиск нужной информации был затруднен. В скором времени выяснилась неэффективность использования эвм с банком данных. Это вызвало третий информационный барьер. </text:p>
      <text:p text:style-name="P276">Учченые программисты придумали на замену банка данных базу данных. Примером банкак данных является корзина в компьютерах. </text:p>
      <text:p text:style-name="P276"/>
      <text:p text:style-name="P277">База данных: Представим некую ситуация (облачко с точками) А, ситуация содержит (точки) вещи, явления, события.</text:p>
      <text:p text:style-name="P278">Пример ситуации — <text:span text:style-name="T109">университет</text:span>, включающий корпуса, <text:span text:style-name="T109">оборудования</text:span>, коллективы людей и тд.</text:p>
      <text:p text:style-name="P278">Не все это интересует при создании <text:span text:style-name="T109">автоматизированных</text:span> систем, поэтому выделяются наиболее интересующие элементы из этого множества ситуации. <text:span text:style-name="T108">И Получают предметную область. Задача не только в выделении предметов, но и в установлении связей между ними. Получаем концептуальную модель.</text:span></text:p>
      <text:p text:style-name="P278"/>
      <text:p text:style-name="P278"><text:span text:style-name="T3">Предмет</text:span> — то что представляет интерес или заслуживает внимание.</text:p>
      <text:p text:style-name="P278"><text:span text:style-name="T3">Предметная область</text:span> — множество предметов.</text:p>
      <text:p text:style-name="P276"><text:span text:style-name="T3">Ситуация</text:span> — часть окружающей действительности. <text:s/></text:p>
      <text:p text:style-name="P276"/>
      <text:p text:style-name="P279">Для университета: студенты, преподаватели, лаборатории, кафедры… Это множество можно уменьшить выделив сущности. В качестве сущностей можно выделить безымянное, безличностное понятие студент, преподаватель, кафедра — некий абстрактный сосуд, который можно заполнять конкретными студентами, преподавателями… таким образом существенно сокращается количество сущностей. Между сущностями устанавливаются связи. ( 1 к 1, 1 к м, м к м). </text:p>
      <text:p text:style-name="P280">Таким образом можно преобразовать предметную область, где будут присутствовать сущности, между которыми будут присутствовать соответствующие логические связи. <text:s/>Таким образом мы получаем логическую модель базы данных.</text:p>
      <text:p text:style-name="P280"/>
      <text:p text:style-name="P281">Если логическую модель базу данных разместить на эвм, то получится организованная база данных, если ее разместить на различных звеньях системы — будет разделенная база даннных. Использ<text:span text:style-name="T110">ование</text:span> <text:span text:style-name="T110">ЭВМ</text:span> с базой данных позволило преодолеть третий информационный барьер.</text:p>
      <text:p text:style-name="P281"/>
      <text:p text:style-name="P282">Применение ЭВМ с базой данных. Информация, хранимая в базах данных -первичная информация, ее как правило не достаточно. Пользователей интересуют производные от первичных данные. Их необходимо формировать на основе первичных данных в ответ на з<text:span text:style-name="T111">а</text:span>просы пользователей. </text:p>
      <text:p text:style-name="P282"/>
      <text:p text:style-name="P283">Этот нюанс со временем оказался решающим. Существует тенденция возрастания объемов информации, распределение различных элементов на различных заеньях системы. <text:soft-page-break/>Это все привело к очередному информационному (четвертому) барьеру, обусловленному несовершенством базы данных. В первую очередь, она не содержит вторичных данных. </text:p>
      <text:p text:style-name="P284">Но нашелся выход из этой ситуации. Ситуация является типичной, она существует лет 10. Нашелся выход из положения — дополнить базу данных хранилищем данных. Где по возмодности, путем анализа предметной области в хранилище данных разместить вторичную информацию, <text:span text:style-name="T112">прогнозированную</text:span> аналитиками, и ее дополнять вторичными данными, формируемыми в ответ на запросы пользователей. </text:p>
      <text:p text:style-name="P284"/>
      <text:p text:style-name="P284"><text:span text:style-name="T113">Вторичные данные — функция от первичных данных</text:span></text:p>
      <text:p text:style-name="P284"/>
      <text:p text:style-name="P285">Этот вариант позволил преодолеть 4 информационный барьер, но вскоре (особенно сейчас) проявляется неэффективность базы данных и хранилища. <text:span text:style-name="T113">В связи с разнообразием и сложностью предметных областей для контроля за функционированием объектов и их управлением не достаточно первичных и вторичных данных, о которых до сих пор шла речь. Пользователя интересуют скрытые неявные закономерности, существенные для того, чтобы принимать управленческие решения. </text:span></text:p>
      <text:p text:style-name="P286">Дело осложняется тем, что как правило они выходят за пределы ситуации А и распространяются за счет влияния внешней ситуации, не учтенной во время создания автоматизированной системы. Вначале проблема была в выявлении внешних возмущений, а для этого базы данных и хранилища оказалось недостаточно.</text:p>
      <text:p text:style-name="P287">В первую очередь недостаточно вычислительной мощности машин, на которых реализуются базы данных. </text:p>
      <text:p text:style-name="P288"><text:span text:style-name="T114">Потребность выявления скрытых закономерностей и отсутствующие тут возможности. </text:span></text:p>
      <text:p text:style-name="P288"><text:span text:style-name="T115">Некая функция от первичных данных, вторичных данных и времени, эвм, снабженная базой данных и хранилищем не может решать эту задачу. Возник 5 информационный барьер. </text:span></text:p>
      <text:p text:style-name="P288"/>
      <text:p text:style-name="P288"><text:span text:style-name="T115">Самой мощной системой управления базой данных является oracle, он не может справиться с этой задачей. Хранилище данных тоже реализуется на мощных электронных машинах, но не может решить задачу хотя бы потому, что она выходит за рамки ситуации. </text:span></text:p>
      <text:p text:style-name="P288"><text:span text:style-name="T115">Оказалась необходимым базу данных и хранилище данных дополнить центром обработки данных (дополнительным звеном). <text:s/></text:span></text:p>
      <text:p text:style-name="P289"><text:span text:style-name="T3">5 информационный барьер</text:span> обусловлен неэффективностью базы данных и хранилищем данных выявлять скрытые зависимости, которые становятся сейчас чрезвычайно важными. </text:p>
      <text:p text:style-name="P289"/>
      <text:p text:style-name="P289">Т.е. скрытые зависимости, принадлежат не отдельно взятой ситуации, а ареалам. Центр обработки данных использует информацию базы данных, хранилища даннных и информацию, принадлежащую ареалу.</text:p>
      <text:p text:style-name="P289">При переходе от первого барьера к последующему, этото пререходо сопровождается усложнением предметных областей и резким увеличением объемов обрабатываесой информации. Это явление получило название «больших данных». </text:p>
      <text:p text:style-name="P289">Принципиальное <text:span text:style-name="T117">отличие</text:span> заключается в том, что центр обработки данных предназначен для обработки больших массивов данных, он позволяет достичь наибольшего вычислительного ресурса на сегодня. </text:p>
      <text:p text:style-name="P289">Такой центр построен в Сбербанк и ряде других организаций. Интеллектуальный анализ данных является одним из принципиальных и важных направлений в сфере it, для этого создан достаточно обширный аналитический аппарат. Задача заключается в выборе из существующих методов адекватной модели предметной области, выбранный метод организовать в виде соответствующего вычислительного алгоритма, эффективного с точки зрения поиска и выявления существующих закономерностей. </text:p>
      <text:p text:style-name="P289"><text:soft-page-break/>В связи с <text:span text:style-name="T116">лавинообразным</text:span> нарастанием объемов обрабатываемой информации, <text:span text:style-name="T116">существующих аналитических методов для проведения интеллектуального анализа больших размеров данных, сейчас катастрофически не хватает. Усилия аналитиков направленны сейчас на модели, основанные на нейронных сетях.</text:span></text:p>
      <text:p text:style-name="P289"/>
      <text:p text:style-name="P290">Существует предел Бремермана <text:s/>= 10<text:span text:style-name="T118">93</text:span> бит информации. Если в процессе решения задачи прийдется обработать такой объем информации, физически не существует такой эвм, которая смогла бы обработать такой объем. Такие задачи называют <text:span text:style-name="T119">транс вычислительные</text:span> — не решаемые в наше время. Таких задач становится все больше. </text:p>
      <text:p text:style-name="P290"/>
      <text:p text:style-name="P291"><text:span text:style-name="T120">Шестой</text:span> информационный барьер будет обусловлен фактором трансциндентности (невозможность выполнить или сделать что-то).</text:p>
      <text:p text:style-name="P292">Признак шестого информационного барьера тарнсформируется в информационный хаос, который в полоном масштабе еще не наступил, но его признаки на бытовом уровне каждый из нас ощущал.</text:p>
      <text:p text:style-name="P292"/>
      <text:p text:style-name="P292"><text:span text:style-name="T3">Информационный хаос</text:span> — <text:span text:style-name="T121">ситуация, характеризующаяся непреодолимыми трудностями поиска или получения нужных данных при переизбытке доступной информации.</text:span></text:p>
      <text:p text:style-name="P289"/>
      <text:p text:style-name="P293"><text:span text:style-name="T3">Диалектика</text:span> (развитие, движения) <text:span text:style-name="T3">бытия такова, что реализованные проекты рождают новые идеи, которые приближают человека к ситуациям адекватной информационному хаосу.</text:span> <text:s/><text:span text:style-name="T9">Человек погружается в информационную стихию, в которой трудно найти необходимую информацию для принятия обоснованных решений и осуществлять целесообразное поведение.</text:span><text:span text:style-name="T122"> </text:span></text:p>
      <text:p text:style-name="P293"/>
      <text:p text:style-name="P295">В прагматическом плане повышение разнообразия и сложности реальной действительности (объектов, с которыми человеку призодится иметь дело) приводит к (чем дальше, тем чаще) к проблемам, которые трансформируются в кризисные ситуации. В посследнее время принимающие не только национальный, но и глобальный характер.</text:p>
      <text:p text:style-name="P295"/>
      <text:p text:style-name="P295">Кризис — резкий поворот, резкий срез, резкий слом.</text:p>
      <text:p text:style-name="P295"/>
      <text:p text:style-name="P295">Характерной особенностью любого кризиса - как правило любой кризис зреет в течение относительно длительного времени, однако в момент Х проявляется стремительно. В этот момент нет достоверной и адекватной информации для анализа того, что произошло и как устранять его последствия. То есть резко проявляется информационный голод. Который быстро трансформируется в информационный кризис. </text:p>
      <text:p text:style-name="P295"/>
      <text:p text:style-name="P296"><text:span text:style-name="T3">Информационный кризис</text:span> — это отсутствие в непривычных условиях и неожиданно нужной информации, знания, опыта и времени для принятия обоснованного решения. </text:p>
      <text:p text:style-name="P296"/>
      <text:p text:style-name="P296">Рассмотренные информационные барьеры, кризисные ситуации, информационный кризис по своей природе не зависят от воли человека. Однако информация — это на сегодняшний день и в ближайшей перспективе — экономическая категория, следовательно материальная. Отношение человека к информации сугубо мотивировано. <text:span text:style-name="T123">А поскольку человеку присуще эгоизм то этим обусловленно стремление получить личную выгоду, путем нанесения ущерба другим. </text:span></text:p>
      <text:p text:style-name="P2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9-11T19:01:17.105030555</dc:date>
    <meta:editing-duration>PT16H56M58S</meta:editing-duration>
    <meta:editing-cycles>357</meta:editing-cycles>
    <meta:document-statistic meta:table-count="0" meta:image-count="0" meta:object-count="0" meta:page-count="24" meta:paragraph-count="462" meta:word-count="6993" meta:character-count="57434" meta:non-whitespace-character-count="50645"/>
  </office:meta>
</office:document-meta>
</file>